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477000" table:style-name="ce9">
            <text:p>14.477.000</text:p>
          </table:table-cell>
          <table:table-cell office:value-type="float" office:value="14392728" table:style-name="ce9">
            <text:p>14.392.728</text:p>
          </table:table-cell>
          <table:table-cell office:value-type="percentage" office:value="0.99417890446915802" table:style-name="ce10">
            <text:p>99,4%</text:p>
          </table:table-cell>
          <table:table-cell office:value-type="float" office:value="6915735" table:style-name="ce8">
            <text:p>6.915.735</text:p>
          </table:table-cell>
          <table:table-cell office:value-type="float" office:value="6805502" table:style-name="ce8">
            <text:p>6.805.502</text:p>
          </table:table-cell>
          <table:table-cell office:value-type="float" office:value="1426909" table:style-name="ce8">
            <text:p>1.426.909</text:p>
          </table:table-cell>
          <table:table-cell office:value-type="date" office:date-value="2021-12-12T00:00:00" table:style-name="ce11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28490" table:style-name="ce7">
            <text:p>32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23016" table:style-name="ce14">
            <text:p>2.323.016</text:p>
          </table:table-cell>
          <table:table-cell office:value-type="float" office:value="2269589" table:style-name="ce14">
            <text:p>2.269.589</text:p>
          </table:table-cell>
          <table:table-cell office:value-type="percentage" office:value="0.97700101936448136" table:style-name="ce15">
            <text:p>97,7%</text:p>
          </table:table-cell>
          <table:table-cell office:value-type="float" office:value="1078517" table:style-name="ce13">
            <text:p>1.078.517</text:p>
          </table:table-cell>
          <table:table-cell office:value-type="float" office:value="1057723" table:style-name="ce13">
            <text:p>1.057.723</text:p>
          </table:table-cell>
          <table:table-cell office:value-type="float" office:value="260252" table:style-name="ce13">
            <text:p>260.252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91040" table:style-name="ce7">
            <text:p>2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01965" table:style-name="ce14">
            <text:p>2.001.965</text:p>
          </table:table-cell>
          <table:table-cell office:value-type="float" office:value="1968969" table:style-name="ce14">
            <text:p>1.968.969</text:p>
          </table:table-cell>
          <table:table-cell office:value-type="percentage" office:value="0.98351819337500901" table:style-name="ce15">
            <text:p>98,4%</text:p>
          </table:table-cell>
          <table:table-cell office:value-type="float" office:value="876743" table:style-name="ce13">
            <text:p>876.743</text:p>
          </table:table-cell>
          <table:table-cell office:value-type="float" office:value="868129" table:style-name="ce13">
            <text:p>868.129</text:p>
          </table:table-cell>
          <table:table-cell office:value-type="float" office:value="298251" table:style-name="ce13">
            <text:p>298.251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35070" table:style-name="ce7">
            <text:p>33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1935774" table:style-name="ce14">
            <text:p>1.935.774</text:p>
          </table:table-cell>
          <table:table-cell office:value-type="float" office:value="1800681" table:style-name="ce14">
            <text:p>1.800.681</text:p>
          </table:table-cell>
          <table:table-cell office:value-type="percentage" office:value="0.93021241115956721" table:style-name="ce15">
            <text:p>93,0%</text:p>
          </table:table-cell>
          <table:table-cell office:value-type="float" office:value="876818" table:style-name="ce13">
            <text:p>876.818</text:p>
          </table:table-cell>
          <table:table-cell office:value-type="float" office:value="856533" table:style-name="ce13">
            <text:p>856.533</text:p>
          </table:table-cell>
          <table:table-cell office:value-type="float" office:value="166354" table:style-name="ce13">
            <text:p>166.354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617300" table:style-name="ce14">
            <text:p>3.617.300</text:p>
          </table:table-cell>
          <table:table-cell office:value-type="float" office:value="3500008" table:style-name="ce14">
            <text:p>3.500.008</text:p>
          </table:table-cell>
          <table:table-cell office:value-type="percentage" office:value="0.9675747104193736" table:style-name="ce15">
            <text:p>96,8%</text:p>
          </table:table-cell>
          <table:table-cell office:value-type="float" office:value="1700331" table:style-name="ce13">
            <text:p>1.700.331</text:p>
          </table:table-cell>
          <table:table-cell office:value-type="float" office:value="1654552" table:style-name="ce13">
            <text:p>1.654.552</text:p>
          </table:table-cell>
          <table:table-cell office:value-type="float" office:value="319216" table:style-name="ce13">
            <text:p>319.216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22900" table:style-name="ce7">
            <text:p>122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14605" table:style-name="ce14">
            <text:p>1.114.605</text:p>
          </table:table-cell>
          <table:table-cell office:value-type="float" office:value="1043068" table:style-name="ce14">
            <text:p>1.043.068</text:p>
          </table:table-cell>
          <table:table-cell office:value-type="percentage" office:value="0.93581851866804833" table:style-name="ce15">
            <text:p>93,6%</text:p>
          </table:table-cell>
          <table:table-cell office:value-type="float" office:value="486983" table:style-name="ce13">
            <text:p>486.983</text:p>
          </table:table-cell>
          <table:table-cell office:value-type="float" office:value="480772" table:style-name="ce13">
            <text:p>480.772</text:p>
          </table:table-cell>
          <table:table-cell office:value-type="float" office:value="119417" table:style-name="ce13">
            <text:p>119.417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42759" table:style-name="ce14">
            <text:p>5.042.759</text:p>
          </table:table-cell>
          <table:table-cell office:value-type="float" office:value="4521759" table:style-name="ce14">
            <text:p>4.521.759</text:p>
          </table:table-cell>
          <table:table-cell office:value-type="percentage" office:value="0.89668354168819098" table:style-name="ce15">
            <text:p>89,7%</text:p>
          </table:table-cell>
          <table:table-cell office:value-type="float" office:value="2023104" table:style-name="ce13">
            <text:p>2.023.104</text:p>
          </table:table-cell>
          <table:table-cell office:value-type="float" office:value="1985497" table:style-name="ce13">
            <text:p>1.985.497</text:p>
          </table:table-cell>
          <table:table-cell office:value-type="float" office:value="742877" table:style-name="ce13">
            <text:p>742.877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90795" table:style-name="ce7">
            <text:p>2.490.795</text:p>
          </table:table-cell>
          <table:table-cell office:value-type="float" office:value="581270" table:style-name="ce7">
            <text:p>58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547900" table:style-name="ce14">
            <text:p>3.547.900</text:p>
          </table:table-cell>
          <table:table-cell office:value-type="float" office:value="3460527" table:style-name="ce14">
            <text:p>3.460.527</text:p>
          </table:table-cell>
          <table:table-cell office:value-type="percentage" office:value="0.97537331942839423" table:style-name="ce15">
            <text:p>97,5%</text:p>
          </table:table-cell>
          <table:table-cell office:value-type="float" office:value="1638809" table:style-name="ce13">
            <text:p>1.638.809</text:p>
          </table:table-cell>
          <table:table-cell office:value-type="float" office:value="1577285" table:style-name="ce13">
            <text:p>1.577.285</text:p>
          </table:table-cell>
          <table:table-cell office:value-type="float" office:value="416040" table:style-name="ce13">
            <text:p>416.040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2054900" table:style-name="ce7">
            <text:p>2.0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2414030" table:style-name="ce14">
            <text:p>12.414.030</text:p>
          </table:table-cell>
          <table:table-cell office:value-type="float" office:value="12442613" table:style-name="ce14">
            <text:p>12.442.613</text:p>
          </table:table-cell>
          <table:table-cell office:value-type="percentage" office:value="1.002302475505537" table:style-name="ce15">
            <text:p>100,2%</text:p>
          </table:table-cell>
          <table:table-cell office:value-type="float" office:value="6105151" table:style-name="ce13">
            <text:p>6.105.151</text:p>
          </table:table-cell>
          <table:table-cell office:value-type="float" office:value="5946825" table:style-name="ce13">
            <text:p>5.946.825</text:p>
          </table:table-cell>
          <table:table-cell office:value-type="float" office:value="1135789" table:style-name="ce13">
            <text:p>1.135.789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876855" table:style-name="ce14">
            <text:p>8.876.855</text:p>
          </table:table-cell>
          <table:table-cell office:value-type="float" office:value="8442054" table:style-name="ce14">
            <text:p>8.442.054</text:p>
          </table:table-cell>
          <table:table-cell office:value-type="percentage" office:value="0.9510185758356986" table:style-name="ce15">
            <text:p>95,1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779949" table:style-name="ce13">
            <text:p>779.949</text:p>
          </table:table-cell>
          <table:table-cell office:value-type="date" office:date-value="2021-12-10T00:00:00" table:style-name="ce16">
            <text:p>10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30668" table:style-name="ce14">
            <text:p>1.930.668</text:p>
          </table:table-cell>
          <table:table-cell office:value-type="float" office:value="1950030" table:style-name="ce14">
            <text:p>1.950.030</text:p>
          </table:table-cell>
          <table:table-cell office:value-type="percentage" office:value="1.010028653295129" table:style-name="ce15">
            <text:p>101,0%</text:p>
          </table:table-cell>
          <table:table-cell office:value-type="float" office:value="902960" table:style-name="ce13">
            <text:p>902.960</text:p>
          </table:table-cell>
          <table:table-cell office:value-type="float" office:value="888911" table:style-name="ce13">
            <text:p>888.911</text:p>
          </table:table-cell>
          <table:table-cell office:value-type="float" office:value="249090" table:style-name="ce13">
            <text:p>249.090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5261967" table:style-name="ce14">
            <text:p>5.261.967</text:p>
          </table:table-cell>
          <table:table-cell office:value-type="percentage" office:value="1.0301263938948477" table:style-name="ce15">
            <text:p>103,0%</text:p>
          </table:table-cell>
          <table:table-cell office:value-type="float" office:value="2324711" table:style-name="ce13">
            <text:p>2.324.711</text:p>
          </table:table-cell>
          <table:table-cell office:value-type="float" office:value="2301193" table:style-name="ce13">
            <text:p>2.301.193</text:p>
          </table:table-cell>
          <table:table-cell office:value-type="float" office:value="841454" table:style-name="ce13">
            <text:p>841.454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57949" table:style-name="ce14">
            <text:p>557.949</text:p>
          </table:table-cell>
          <table:table-cell office:value-type="percentage" office:value="1.0011555611379765" table:style-name="ce15">
            <text:p>100,1%</text:p>
          </table:table-cell>
          <table:table-cell office:value-type="float" office:value="262843" table:style-name="ce13">
            <text:p>262.843</text:p>
          </table:table-cell>
          <table:table-cell office:value-type="float" office:value="257795" table:style-name="ce13">
            <text:p>257.795</text:p>
          </table:table-cell>
          <table:table-cell office:value-type="float" office:value="72443" table:style-name="ce13">
            <text:p>72.443</text:p>
          </table:table-cell>
          <table:table-cell office:value-type="date" office:date-value="2021-12-10T00:00:00" table:style-name="ce16">
            <text:p>10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099835" table:style-name="ce7">
            <text:p>8.099.835</text:p>
          </table:table-cell>
          <table:table-cell office:value-type="float" office:value="1820800" table:style-name="ce7">
            <text:p>1.8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464185" table:style-name="ce14">
            <text:p>11.464.185</text:p>
          </table:table-cell>
          <table:table-cell office:value-type="float" office:value="11058716" table:style-name="ce14">
            <text:p>11.058.716</text:p>
          </table:table-cell>
          <table:table-cell office:value-type="percentage" office:value="0.96463167682656903" table:style-name="ce15">
            <text:p>96,5%</text:p>
          </table:table-cell>
          <table:table-cell office:value-type="float" office:value="5430741" table:style-name="ce13">
            <text:p>5.430.741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037794" table:style-name="ce13">
            <text:p>1.037.794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503404" table:style-name="ce14">
            <text:p>2.503.404</text:p>
          </table:table-cell>
          <table:table-cell office:value-type="percentage" office:value="0.99849591671901639" table:style-name="ce15">
            <text:p>99,8%</text:p>
          </table:table-cell>
          <table:table-cell office:value-type="float" office:value="1207365" table:style-name="ce13">
            <text:p>1.207.365</text:p>
          </table:table-cell>
          <table:table-cell office:value-type="float" office:value="1177239" table:style-name="ce13">
            <text:p>1.177.239</text:p>
          </table:table-cell>
          <table:table-cell office:value-type="float" office:value="248459" table:style-name="ce13">
            <text:p>248.459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04525" table:style-name="ce7">
            <text:p>804.525</text:p>
          </table:table-cell>
          <table:table-cell office:value-type="float" office:value="166500" table:style-name="ce7">
            <text:p>16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31375" table:style-name="ce14">
            <text:p>1.131.375</text:p>
          </table:table-cell>
          <table:table-cell office:value-type="float" office:value="1132830" table:style-name="ce14">
            <text:p>1.132.830</text:p>
          </table:table-cell>
          <table:table-cell office:value-type="percentage" office:value="1.0012860457408022" table:style-name="ce15">
            <text:p>100,1%</text:p>
          </table:table-cell>
          <table:table-cell office:value-type="float" office:value="534002" table:style-name="ce13">
            <text:p>534.002</text:p>
          </table:table-cell>
          <table:table-cell office:value-type="float" office:value="525189" table:style-name="ce13">
            <text:p>525.189</text:p>
          </table:table-cell>
          <table:table-cell office:value-type="float" office:value="142534" table:style-name="ce13">
            <text:p>142.534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51100" table:style-name="ce7">
            <text:p>651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39520" table:style-name="ce14">
            <text:p>4.039.520</text:p>
          </table:table-cell>
          <table:table-cell office:value-type="float" office:value="3880800" table:style-name="ce14">
            <text:p>3.880.800</text:p>
          </table:table-cell>
          <table:table-cell office:value-type="percentage" office:value="0.96070820295480652" table:style-name="ce15">
            <text:p>96,1%</text:p>
          </table:table-cell>
          <table:table-cell office:value-type="float" office:value="1831319" table:style-name="ce13">
            <text:p>1.831.319</text:p>
          </table:table-cell>
          <table:table-cell office:value-type="float" office:value="1795858" table:style-name="ce13">
            <text:p>1.795.858</text:p>
          </table:table-cell>
          <table:table-cell office:value-type="float" office:value="492650" table:style-name="ce13">
            <text:p>492.650</text:p>
          </table:table-cell>
          <table:table-cell office:value-type="date" office:date-value="2021-12-12T00:00:00" table:style-name="ce16">
            <text:p>12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6679" table:style-name="ce14">
            <text:p>126.679</text:p>
          </table:table-cell>
          <table:table-cell office:value-type="percentage" office:value="0.89069432237651613" table:style-name="ce15">
            <text:p>89,1%</text:p>
          </table:table-cell>
          <table:table-cell office:value-type="float" office:value="63463" table:style-name="ce13">
            <text:p>63.463</text:p>
          </table:table-cell>
          <table:table-cell office:value-type="float" office:value="60843" table:style-name="ce13">
            <text:p>60.843</text:p>
          </table:table-cell>
          <table:table-cell office:value-type="float" office:value="10472" table:style-name="ce13">
            <text:p>10.472</text:p>
          </table:table-cell>
          <table:table-cell office:value-type="date" office:date-value="2021-12-10T00:00:00" table:style-name="ce16">
            <text:p>10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18110" table:style-name="ce14">
            <text:p>118.110</text:p>
          </table:table-cell>
          <table:table-cell office:value-type="percentage" office:value="0.83706591070163006" table:style-name="ce15">
            <text:p>83,7%</text:p>
          </table:table-cell>
          <table:table-cell office:value-type="float" office:value="60598" table:style-name="ce13">
            <text:p>60.598</text:p>
          </table:table-cell>
          <table:table-cell office:value-type="float" office:value="57874" table:style-name="ce13">
            <text:p>57.874</text:p>
          </table:table-cell>
          <table:table-cell office:value-type="float" office:value="10291" table:style-name="ce13">
            <text:p>10.291</text:p>
          </table:table-cell>
          <table:table-cell office:value-type="date" office:date-value="2021-12-10T00:00:00" table:style-name="ce17">
            <text:p>10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6852" table:style-name="ce14">
            <text:p>206.852</text:p>
          </table:table-cell>
          <table:table-cell office:value-type="percentage" office:value="0.97462282908809916" table:style-name="ce15">
            <text:p>97,5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29252" table:style-name="ce13">
            <text:p>29.252</text:p>
          </table:table-cell>
          <table:table-cell office:value-type="date" office:date-value="2021-12-11T00:00:00" table:style-name="ce17">
            <text:p>11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400" table:style-name="ce13">
            <text:p>4.400</text:p>
          </table:table-cell>
          <table:table-cell office:value-type="float" office:value="9940" table:style-name="ce14">
            <text:p>9.940</text:p>
          </table:table-cell>
          <table:table-cell office:value-type="float" office:value="7878" table:style-name="ce14">
            <text:p>7.878</text:p>
          </table:table-cell>
          <table:table-cell office:value-type="percentage" office:value="0.79255533199195172" table:style-name="ce15">
            <text:p>79,3%</text:p>
          </table:table-cell>
          <table:table-cell office:value-type="float" office:value="6037" table:style-name="ce13">
            <text:p>6.037</text:p>
          </table:table-cell>
          <table:table-cell office:value-type="float" office:value="5730" table:style-name="ce13">
            <text:p>5.730</text:p>
          </table:table-cell>
          <table:table-cell office:value-type="float" office:value="11" table:style-name="ce13">
            <text:p>11</text:p>
          </table:table-cell>
          <table:table-cell office:value-type="date" office:date-value="2021-12-10T00:00:00" table:style-name="ce17">
            <text:p>10/12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8697409" table:style-name="ce19">
            <text:p>58.697.409</text:p>
          </table:table-cell>
          <table:table-cell office:value-type="float" office:value="12695870" table:style-name="ce20">
            <text:p>12.695.87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15" table:style-name="ce22">
            <text:p>2.150.615</text:p>
          </table:table-cell>
          <table:table-cell office:value-type="float" office:value="82595014" table:style-name="ce23">
            <text:p>82.595.014</text:p>
          </table:table-cell>
          <table:table-cell office:value-type="float" office:value="80647211" table:style-name="ce23">
            <text:p>80.647.211</text:p>
          </table:table-cell>
          <table:table-cell office:value-type="percentage" office:value="0.97641742635941675" table:style-name="ce24">
            <text:p>97,6%</text:p>
          </table:table-cell>
          <table:table-cell office:value-type="float" office:value="38514698" table:style-name="ce23">
            <text:p>38.514.698</text:p>
          </table:table-cell>
          <table:table-cell office:value-type="float" office:value="37721347" table:style-name="ce23">
            <text:p>37.721.347</text:p>
          </table:table-cell>
          <table:table-cell office:value-type="float" office:value="8799504" table:style-name="ce23">
            <text:p>8.799.504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15735" table:style-name="ce31">
            <text:p>6.915.735</text:p>
          </table:table-cell>
          <table:table-cell office:value-type="percentage" office:value="0.92804055300775967" table:style-name="ce32">
            <text:p>92,8%</text:p>
          </table:table-cell>
          <table:table-cell office:value-type="float" office:value="6805502" table:style-name="ce31">
            <text:p>6.805.502</text:p>
          </table:table-cell>
          <table:table-cell office:value-type="percentage" office:value="0.91324809865840939" table:style-name="ce32">
            <text:p>91,3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8517" table:style-name="ce31">
            <text:p>1.078.517</text:p>
          </table:table-cell>
          <table:table-cell office:value-type="percentage" office:value="0.91003802101703268" table:style-name="ce32">
            <text:p>91,0%</text:p>
          </table:table-cell>
          <table:table-cell office:value-type="float" office:value="1057723" table:style-name="ce31">
            <text:p>1.057.723</text:p>
          </table:table-cell>
          <table:table-cell office:value-type="percentage" office:value="0.89249232576231885" table:style-name="ce32">
            <text:p>89,2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6743" table:style-name="ce31">
            <text:p>876.743</text:p>
          </table:table-cell>
          <table:table-cell office:value-type="percentage" office:value="0.93877037498648186" table:style-name="ce32">
            <text:p>93,9%</text:p>
          </table:table-cell>
          <table:table-cell office:value-type="float" office:value="868129" table:style-name="ce31">
            <text:p>868.129</text:p>
          </table:table-cell>
          <table:table-cell office:value-type="percentage" office:value="0.92954695602547099" table:style-name="ce32">
            <text:p>93,0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76818" table:style-name="ce31">
            <text:p>876.818</text:p>
          </table:table-cell>
          <table:table-cell office:value-type="percentage" office:value="0.84727602677445513" table:style-name="ce32">
            <text:p>84,7%</text:p>
          </table:table-cell>
          <table:table-cell office:value-type="float" office:value="856533" table:style-name="ce31">
            <text:p>856.533</text:p>
          </table:table-cell>
          <table:table-cell office:value-type="percentage" office:value="0.82767447411116601" table:style-name="ce32">
            <text:p>82,8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0331" table:style-name="ce31">
            <text:p>1.700.331</text:p>
          </table:table-cell>
          <table:table-cell office:value-type="percentage" office:value="0.86717337133193317" table:style-name="ce32">
            <text:p>86,7%</text:p>
          </table:table-cell>
          <table:table-cell office:value-type="float" office:value="1654552" table:style-name="ce31">
            <text:p>1.654.552</text:p>
          </table:table-cell>
          <table:table-cell office:value-type="percentage" office:value="0.84382595852454179" table:style-name="ce32">
            <text:p>84,4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6983" table:style-name="ce31">
            <text:p>486.983</text:p>
          </table:table-cell>
          <table:table-cell office:value-type="percentage" office:value="0.92913167991727197" table:style-name="ce32">
            <text:p>92,9%</text:p>
          </table:table-cell>
          <table:table-cell office:value-type="float" office:value="480772" table:style-name="ce31">
            <text:p>480.772</text:p>
          </table:table-cell>
          <table:table-cell office:value-type="percentage" office:value="0.91728149856809515" table:style-name="ce32">
            <text:p>91,7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3104" table:style-name="ce31">
            <text:p>2.023.104</text:p>
          </table:table-cell>
          <table:table-cell office:value-type="percentage" office:value="0.92962720786599717" table:style-name="ce32">
            <text:p>93,0%</text:p>
          </table:table-cell>
          <table:table-cell office:value-type="float" office:value="1985497" table:style-name="ce31">
            <text:p>1.985.497</text:p>
          </table:table-cell>
          <table:table-cell office:value-type="percentage" office:value="0.91234658837920035" table:style-name="ce32">
            <text:p>91,2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38809" table:style-name="ce31">
            <text:p>1.638.809</text:p>
          </table:table-cell>
          <table:table-cell office:value-type="percentage" office:value="0.9060280276694177" table:style-name="ce32">
            <text:p>90,6%</text:p>
          </table:table-cell>
          <table:table-cell office:value-type="float" office:value="1577285" table:style-name="ce31">
            <text:p>1.577.285</text:p>
          </table:table-cell>
          <table:table-cell office:value-type="percentage" office:value="0.87201401604613926" table:style-name="ce32">
            <text:p>87,2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05151" table:style-name="ce31">
            <text:p>6.105.151</text:p>
          </table:table-cell>
          <table:table-cell office:value-type="percentage" office:value="0.88888046054662251" table:style-name="ce32">
            <text:p>88,9%</text:p>
          </table:table-cell>
          <table:table-cell office:value-type="float" office:value="5946825" table:style-name="ce31">
            <text:p>5.946.825</text:p>
          </table:table-cell>
          <table:table-cell office:value-type="percentage" office:value="0.86582896062524384" table:style-name="ce32">
            <text:p>86,6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2-10T00:00:00" table:style-name="ce33">
            <text:p>1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2960" table:style-name="ce31">
            <text:p>902.960</text:p>
          </table:table-cell>
          <table:table-cell office:value-type="percentage" office:value="0.94705785489759675" table:style-name="ce32">
            <text:p>94,7%</text:p>
          </table:table-cell>
          <table:table-cell office:value-type="float" office:value="888911" table:style-name="ce31">
            <text:p>888.911</text:p>
          </table:table-cell>
          <table:table-cell office:value-type="percentage" office:value="0.93232274392539827" table:style-name="ce32">
            <text:p>93,2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2843" table:style-name="ce31">
            <text:p>262.843</text:p>
          </table:table-cell>
          <table:table-cell office:value-type="percentage" office:value="0.92560129591153995" table:style-name="ce32">
            <text:p>92,6%</text:p>
          </table:table-cell>
          <table:table-cell office:value-type="float" office:value="257795" table:style-name="ce31">
            <text:p>257.795</text:p>
          </table:table-cell>
          <table:table-cell office:value-type="percentage" office:value="0.90782477022220653" table:style-name="ce32">
            <text:p>90,8%</text:p>
          </table:table-cell>
          <table:table-cell office:value-type="date" office:date-value="2021-12-10T00:00:00" table:style-name="ce33">
            <text:p>1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07365" table:style-name="ce31">
            <text:p>1.207.365</text:p>
          </table:table-cell>
          <table:table-cell office:value-type="percentage" office:value="0.92155629525767158" table:style-name="ce32">
            <text:p>92,2%</text:p>
          </table:table-cell>
          <table:table-cell office:value-type="float" office:value="1177239" table:style-name="ce31">
            <text:p>1.177.239</text:p>
          </table:table-cell>
          <table:table-cell office:value-type="percentage" office:value="0.89856175346547729" table:style-name="ce32">
            <text:p>89,9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4002" table:style-name="ce31">
            <text:p>534.002</text:p>
          </table:table-cell>
          <table:table-cell office:value-type="percentage" office:value="0.91854876718832246" table:style-name="ce32">
            <text:p>91,9%</text:p>
          </table:table-cell>
          <table:table-cell office:value-type="float" office:value="525189" table:style-name="ce31">
            <text:p>525.189</text:p>
          </table:table-cell>
          <table:table-cell office:value-type="percentage" office:value="0.90338932904908198" table:style-name="ce32">
            <text:p>90,3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1319" table:style-name="ce31">
            <text:p>1.831.319</text:p>
          </table:table-cell>
          <table:table-cell office:value-type="percentage" office:value="0.92307037046931284" table:style-name="ce32">
            <text:p>92,3%</text:p>
          </table:table-cell>
          <table:table-cell office:value-type="float" office:value="1795858" table:style-name="ce31">
            <text:p>1.795.858</text:p>
          </table:table-cell>
          <table:table-cell office:value-type="percentage" office:value="0.90519636904890921" table:style-name="ce32">
            <text:p>90,5%</text:p>
          </table:table-cell>
          <table:table-cell office:value-type="date" office:date-value="2021-12-12T00:00:00" table:style-name="ce33">
            <text:p>12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463" table:style-name="ce31">
            <text:p>63.463</text:p>
          </table:table-cell>
          <table:table-cell office:value-type="percentage" office:value="0.89428591559219328" table:style-name="ce32">
            <text:p>89,4%</text:p>
          </table:table-cell>
          <table:table-cell office:value-type="float" office:value="60843" table:style-name="ce31">
            <text:p>60.843</text:p>
          </table:table-cell>
          <table:table-cell office:value-type="percentage" office:value="0.85736630733460162" table:style-name="ce32">
            <text:p>85,7%</text:p>
          </table:table-cell>
          <table:table-cell office:value-type="date" office:date-value="2021-12-10T00:00:00" table:style-name="ce33">
            <text:p>1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598" table:style-name="ce31">
            <text:p>60.598</text:p>
          </table:table-cell>
          <table:table-cell office:value-type="percentage" office:value="0.85437139594230693" table:style-name="ce32">
            <text:p>85,4%</text:p>
          </table:table-cell>
          <table:table-cell office:value-type="float" office:value="57874" table:style-name="ce31">
            <text:p>57.874</text:p>
          </table:table-cell>
          <table:table-cell office:value-type="percentage" office:value="0.81596571122421646" table:style-name="ce32">
            <text:p>81,6%</text:p>
          </table:table-cell>
          <table:table-cell office:value-type="date" office:date-value="2021-12-10T00:00:00" table:style-name="ce33">
            <text:p>1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2-11T00:00:00" table:style-name="ce33">
            <text:p>11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6037" table:style-name="ce31">
            <text:p>6.037</text:p>
          </table:table-cell>
          <table:table-cell office:value-type="string" table:style-name="ce32">
            <text:p>-</text:p>
          </table:table-cell>
          <table:table-cell office:value-type="float" office:value="5730" table:style-name="ce31">
            <text:p>5.730</text:p>
          </table:table-cell>
          <table:table-cell office:value-type="string" table:style-name="ce32">
            <text:p>-</text:p>
          </table:table-cell>
          <table:table-cell office:value-type="date" office:date-value="2021-12-10T00:00:00" table:style-name="ce33">
            <text:p>1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514698" table:style-name="ce34">
            <text:p>38.514.698</text:p>
          </table:table-cell>
          <table:table-cell office:value-type="percentage" office:value="0.91440779184586873" table:style-name="ce24">
            <text:p>91,4%</text:p>
          </table:table-cell>
          <table:table-cell office:value-type="float" office:value="37721347" table:style-name="ce34">
            <text:p>37.721.347</text:p>
          </table:table-cell>
          <table:table-cell office:value-type="percentage" office:value="0.89557222065513231" table:style-name="ce24">
            <text:p>89,6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447" table:style-name="ce43">
            <text:p>434.447</text:p>
          </table:table-cell>
          <table:table-cell office:value-type="percentage" office:value="1" table:style-name="ce44">
            <text:p>100,0%</text:p>
          </table:table-cell>
          <table:table-cell office:value-type="float" office:value="654824" table:style-name="ce43">
            <text:p>654.824</text:p>
          </table:table-cell>
          <table:table-cell office:value-type="percentage" office:value="1" table:style-name="ce44">
            <text:p>100,0%</text:p>
          </table:table-cell>
          <table:table-cell office:value-type="float" office:value="932596" table:style-name="ce43">
            <text:p>932.596</text:p>
          </table:table-cell>
          <table:table-cell office:value-type="percentage" office:value="1" table:style-name="ce44">
            <text:p>100,0%</text:p>
          </table:table-cell>
          <table:table-cell office:value-type="float" office:value="1221069" table:style-name="ce43">
            <text:p>1.221.069</text:p>
          </table:table-cell>
          <table:table-cell office:value-type="percentage" office:value="0.96525591274769351" table:style-name="ce44">
            <text:p>96,5%</text:p>
          </table:table-cell>
          <table:table-cell office:value-type="float" office:value="1260986" table:style-name="ce43">
            <text:p>1.260.986</text:p>
          </table:table-cell>
          <table:table-cell office:value-type="percentage" office:value="0.91038427161952018" table:style-name="ce44">
            <text:p>91,0%</text:p>
          </table:table-cell>
          <table:table-cell office:value-type="float" office:value="944191" table:style-name="ce43">
            <text:p>944.191</text:p>
          </table:table-cell>
          <table:table-cell office:value-type="percentage" office:value="0.82808009352605694" table:style-name="ce44">
            <text:p>82,8%</text:p>
          </table:table-cell>
          <table:table-cell office:value-type="float" office:value="782674" table:style-name="ce43">
            <text:p>782.674</text:p>
          </table:table-cell>
          <table:table-cell office:value-type="percentage" office:value="0.84278841183970232" table:style-name="ce44">
            <text:p>84,3%</text:p>
          </table:table-cell>
          <table:table-cell office:value-type="float" office:value="684948" table:style-name="ce43">
            <text:p>684.948</text:p>
          </table:table-cell>
          <table:table-cell office:value-type="percentage" office:value="0.90973785606987312" table:style-name="ce44">
            <text:p>91,0%</text:p>
          </table:table-cell>
          <table:table-cell office:value-type="float" office:value="6915735" table:style-name="ce43">
            <text:p>6.915.73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804055300775967" table:style-name="ce44">
            <text:p>92,8%</text:p>
          </table:table-cell>
          <table:table-cell office:value-type="percentage" office:value="0.81703676723637353" table:style-name="ce44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97" table:style-name="ce46">
            <text:p>101.497</text:p>
          </table:table-cell>
          <table:table-cell office:value-type="percentage" office:value="1" table:style-name="ce47">
            <text:p>100,0%</text:p>
          </table:table-cell>
          <table:table-cell office:value-type="float" office:value="119543" table:style-name="ce46">
            <text:p>119.543</text:p>
          </table:table-cell>
          <table:table-cell office:value-type="percentage" office:value="1" table:style-name="ce47">
            <text:p>100,0%</text:p>
          </table:table-cell>
          <table:table-cell office:value-type="float" office:value="155155" table:style-name="ce46">
            <text:p>155.155</text:p>
          </table:table-cell>
          <table:table-cell office:value-type="percentage" office:value="0.99224900394584536" table:style-name="ce47">
            <text:p>99,2%</text:p>
          </table:table-cell>
          <table:table-cell office:value-type="float" office:value="187033" table:style-name="ce46">
            <text:p>187.033</text:p>
          </table:table-cell>
          <table:table-cell office:value-type="percentage" office:value="0.94334379066506613" table:style-name="ce47">
            <text:p>94,3%</text:p>
          </table:table-cell>
          <table:table-cell office:value-type="float" office:value="189764" table:style-name="ce46">
            <text:p>189.764</text:p>
          </table:table-cell>
          <table:table-cell office:value-type="percentage" office:value="0.88285731566043091" table:style-name="ce47">
            <text:p>88,3%</text:p>
          </table:table-cell>
          <table:table-cell office:value-type="float" office:value="128446" table:style-name="ce46">
            <text:p>128.446</text:p>
          </table:table-cell>
          <table:table-cell office:value-type="percentage" office:value="0.78184385766285625" table:style-name="ce47">
            <text:p>78,2%</text:p>
          </table:table-cell>
          <table:table-cell office:value-type="float" office:value="106892" table:style-name="ce46">
            <text:p>106.892</text:p>
          </table:table-cell>
          <table:table-cell office:value-type="percentage" office:value="0.81971764020214566" table:style-name="ce47">
            <text:p>82,0%</text:p>
          </table:table-cell>
          <table:table-cell office:value-type="float" office:value="90187" table:style-name="ce46">
            <text:p>90.187</text:p>
          </table:table-cell>
          <table:table-cell office:value-type="percentage" office:value="0.87467631341589969" table:style-name="ce47">
            <text:p>87,5%</text:p>
          </table:table-cell>
          <table:table-cell office:value-type="float" office:value="1078517" table:style-name="ce46">
            <text:p>1.078.51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003802101703268" table:style-name="ce47">
            <text:p>91,0%</text:p>
          </table:table-cell>
          <table:table-cell office:value-type="percentage" office:value="0.81128652142221513" table:style-name="ce47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46" table:style-name="ce46">
            <text:p>89.046</text:p>
          </table:table-cell>
          <table:table-cell office:value-type="percentage" office:value="1" table:style-name="ce47">
            <text:p>100,0%</text:p>
          </table:table-cell>
          <table:table-cell office:value-type="float" office:value="114483" table:style-name="ce46">
            <text:p>114.483</text:p>
          </table:table-cell>
          <table:table-cell office:value-type="percentage" office:value="1" table:style-name="ce47">
            <text:p>100,0%</text:p>
          </table:table-cell>
          <table:table-cell office:value-type="float" office:value="148502" table:style-name="ce46">
            <text:p>148.502</text:p>
          </table:table-cell>
          <table:table-cell office:value-type="percentage" office:value="0.99231550530564239" table:style-name="ce47">
            <text:p>99,2%</text:p>
          </table:table-cell>
          <table:table-cell office:value-type="float" office:value="153557" table:style-name="ce46">
            <text:p>153.557</text:p>
          </table:table-cell>
          <table:table-cell office:value-type="percentage" office:value="0.94412370500169085" table:style-name="ce47">
            <text:p>94,4%</text:p>
          </table:table-cell>
          <table:table-cell office:value-type="float" office:value="151261" table:style-name="ce46">
            <text:p>151.261</text:p>
          </table:table-cell>
          <table:table-cell office:value-type="percentage" office:value="0.90579245836651834" table:style-name="ce47">
            <text:p>90,6%</text:p>
          </table:table-cell>
          <table:table-cell office:value-type="float" office:value="91653" table:style-name="ce46">
            <text:p>91.653</text:p>
          </table:table-cell>
          <table:table-cell office:value-type="percentage" office:value="0.8008055849228054" table:style-name="ce47">
            <text:p>80,1%</text:p>
          </table:table-cell>
          <table:table-cell office:value-type="float" office:value="67276" table:style-name="ce46">
            <text:p>67.276</text:p>
          </table:table-cell>
          <table:table-cell office:value-type="percentage" office:value="0.85040007078661628" table:style-name="ce47">
            <text:p>85,0%</text:p>
          </table:table-cell>
          <table:table-cell office:value-type="float" office:value="60965" table:style-name="ce46">
            <text:p>60.965</text:p>
          </table:table-cell>
          <table:table-cell office:value-type="percentage" office:value="0.95257812500000005" table:style-name="ce47">
            <text:p>95,3%</text:p>
          </table:table-cell>
          <table:table-cell office:value-type="float" office:value="876743" table:style-name="ce46">
            <text:p>876.74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877037498648186" table:style-name="ce47">
            <text:p>93,9%</text:p>
          </table:table-cell>
          <table:table-cell office:value-type="percentage" office:value="0.86057790463925621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65" table:style-name="ce46">
            <text:p>51.665</text:p>
          </table:table-cell>
          <table:table-cell office:value-type="percentage" office:value="1" table:style-name="ce47">
            <text:p>100,0%</text:p>
          </table:table-cell>
          <table:table-cell office:value-type="float" office:value="79594" table:style-name="ce46">
            <text:p>79.594</text:p>
          </table:table-cell>
          <table:table-cell office:value-type="percentage" office:value="0.98854885985394203" table:style-name="ce47">
            <text:p>98,9%</text:p>
          </table:table-cell>
          <table:table-cell office:value-type="float" office:value="111259" table:style-name="ce46">
            <text:p>111.259</text:p>
          </table:table-cell>
          <table:table-cell office:value-type="percentage" office:value="0.9490578430619887" table:style-name="ce47">
            <text:p>94,9%</text:p>
          </table:table-cell>
          <table:table-cell office:value-type="float" office:value="152014" table:style-name="ce46">
            <text:p>152.014</text:p>
          </table:table-cell>
          <table:table-cell office:value-type="percentage" office:value="0.91686821836342036" table:style-name="ce47">
            <text:p>91,7%</text:p>
          </table:table-cell>
          <table:table-cell office:value-type="float" office:value="171160" table:style-name="ce46">
            <text:p>171.160</text:p>
          </table:table-cell>
          <table:table-cell office:value-type="percentage" office:value="0.83018062588518327" table:style-name="ce47">
            <text:p>83,0%</text:p>
          </table:table-cell>
          <table:table-cell office:value-type="float" office:value="131725" table:style-name="ce46">
            <text:p>131.725</text:p>
          </table:table-cell>
          <table:table-cell office:value-type="percentage" office:value="0.72302085220130963" table:style-name="ce47">
            <text:p>72,3%</text:p>
          </table:table-cell>
          <table:table-cell office:value-type="float" office:value="101403" table:style-name="ce46">
            <text:p>101.403</text:p>
          </table:table-cell>
          <table:table-cell office:value-type="percentage" office:value="0.73511330849197487" table:style-name="ce47">
            <text:p>73,5%</text:p>
          </table:table-cell>
          <table:table-cell office:value-type="float" office:value="77998" table:style-name="ce46">
            <text:p>77.998</text:p>
          </table:table-cell>
          <table:table-cell office:value-type="percentage" office:value="0.81690406367825719" table:style-name="ce47">
            <text:p>81,7%</text:p>
          </table:table-cell>
          <table:table-cell office:value-type="float" office:value="876818" table:style-name="ce46">
            <text:p>876.818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4727602677445513" table:style-name="ce47">
            <text:p>84,7%</text:p>
          </table:table-cell>
          <table:table-cell office:value-type="percentage" office:value="0.74843006189273464" table:style-name="ce47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708" table:style-name="ce46">
            <text:p>93.708</text:p>
          </table:table-cell>
          <table:table-cell office:value-type="percentage" office:value="1" table:style-name="ce47">
            <text:p>100,0%</text:p>
          </table:table-cell>
          <table:table-cell office:value-type="float" office:value="153053" table:style-name="ce46">
            <text:p>153.053</text:p>
          </table:table-cell>
          <table:table-cell office:value-type="percentage" office:value="0.9904355760332878" table:style-name="ce47">
            <text:p>99,0%</text:p>
          </table:table-cell>
          <table:table-cell office:value-type="float" office:value="226193" table:style-name="ce46">
            <text:p>226.193</text:p>
          </table:table-cell>
          <table:table-cell office:value-type="percentage" office:value="0.96214673404454432" table:style-name="ce47">
            <text:p>96,2%</text:p>
          </table:table-cell>
          <table:table-cell office:value-type="float" office:value="322585" table:style-name="ce46">
            <text:p>322.585</text:p>
          </table:table-cell>
          <table:table-cell office:value-type="percentage" office:value="0.92032512438946457" table:style-name="ce47">
            <text:p>92,0%</text:p>
          </table:table-cell>
          <table:table-cell office:value-type="float" office:value="320651" table:style-name="ce46">
            <text:p>320.651</text:p>
          </table:table-cell>
          <table:table-cell office:value-type="percentage" office:value="0.82658201090935335" table:style-name="ce47">
            <text:p>82,7%</text:p>
          </table:table-cell>
          <table:table-cell office:value-type="float" office:value="233327" table:style-name="ce46">
            <text:p>233.327</text:p>
          </table:table-cell>
          <table:table-cell office:value-type="percentage" office:value="0.75040683875034575" table:style-name="ce47">
            <text:p>75,0%</text:p>
          </table:table-cell>
          <table:table-cell office:value-type="float" office:value="192616" table:style-name="ce46">
            <text:p>192.616</text:p>
          </table:table-cell>
          <table:table-cell office:value-type="percentage" office:value="0.76511432066987628" table:style-name="ce47">
            <text:p>76,5%</text:p>
          </table:table-cell>
          <table:table-cell office:value-type="float" office:value="158198" table:style-name="ce46">
            <text:p>158.198</text:p>
          </table:table-cell>
          <table:table-cell office:value-type="percentage" office:value="0.8798700756964799" table:style-name="ce47">
            <text:p>88,0%</text:p>
          </table:table-cell>
          <table:table-cell office:value-type="float" office:value="1700331" table:style-name="ce46">
            <text:p>1.700.33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717337133193317" table:style-name="ce47">
            <text:p>86,7%</text:p>
          </table:table-cell>
          <table:table-cell office:value-type="percentage" office:value="0.78141935116215799" table:style-name="ce47">
            <text:p>78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83" table:style-name="ce46">
            <text:p>42.483</text:p>
          </table:table-cell>
          <table:table-cell office:value-type="percentage" office:value="1" table:style-name="ce47">
            <text:p>100,0%</text:p>
          </table:table-cell>
          <table:table-cell office:value-type="float" office:value="56073" table:style-name="ce46">
            <text:p>56.073</text:p>
          </table:table-cell>
          <table:table-cell office:value-type="percentage" office:value="1" table:style-name="ce47">
            <text:p>100,0%</text:p>
          </table:table-cell>
          <table:table-cell office:value-type="float" office:value="76904" table:style-name="ce46">
            <text:p>76.904</text:p>
          </table:table-cell>
          <table:table-cell office:value-type="percentage" office:value="0.99429827396728943" table:style-name="ce47">
            <text:p>99,4%</text:p>
          </table:table-cell>
          <table:table-cell office:value-type="float" office:value="84669" table:style-name="ce46">
            <text:p>84.669</text:p>
          </table:table-cell>
          <table:table-cell office:value-type="percentage" office:value="0.94114312391623312" table:style-name="ce47">
            <text:p>94,1%</text:p>
          </table:table-cell>
          <table:table-cell office:value-type="float" office:value="88606" table:style-name="ce46">
            <text:p>88.606</text:p>
          </table:table-cell>
          <table:table-cell office:value-type="percentage" office:value="0.90627908641798527" table:style-name="ce47">
            <text:p>90,6%</text:p>
          </table:table-cell>
          <table:table-cell office:value-type="float" office:value="55527" table:style-name="ce46">
            <text:p>55.527</text:p>
          </table:table-cell>
          <table:table-cell office:value-type="percentage" office:value="0.7879187774041122" table:style-name="ce47">
            <text:p>78,8%</text:p>
          </table:table-cell>
          <table:table-cell office:value-type="float" office:value="42103" table:style-name="ce46">
            <text:p>42.103</text:p>
          </table:table-cell>
          <table:table-cell office:value-type="percentage" office:value="0.83364023364023365" table:style-name="ce47">
            <text:p>83,4%</text:p>
          </table:table-cell>
          <table:table-cell office:value-type="float" office:value="40618" table:style-name="ce46">
            <text:p>40.618</text:p>
          </table:table-cell>
          <table:table-cell office:value-type="percentage" office:value="0.92391329072174333" table:style-name="ce47">
            <text:p>92,4%</text:p>
          </table:table-cell>
          <table:table-cell office:value-type="float" office:value="486983" table:style-name="ce46">
            <text:p>486.98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913167991727197" table:style-name="ce47">
            <text:p>92,9%</text:p>
          </table:table-cell>
          <table:table-cell office:value-type="percentage" office:value="0.83544145272385728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783" table:style-name="ce46">
            <text:p>229.783</text:p>
          </table:table-cell>
          <table:table-cell office:value-type="percentage" office:value="1" table:style-name="ce47">
            <text:p>100,0%</text:p>
          </table:table-cell>
          <table:table-cell office:value-type="float" office:value="251976" table:style-name="ce46">
            <text:p>251.976</text:p>
          </table:table-cell>
          <table:table-cell office:value-type="percentage" office:value="1" table:style-name="ce47">
            <text:p>100,0%</text:p>
          </table:table-cell>
          <table:table-cell office:value-type="float" office:value="323065" table:style-name="ce46">
            <text:p>323.065</text:p>
          </table:table-cell>
          <table:table-cell office:value-type="percentage" office:value="1" table:style-name="ce47">
            <text:p>100,0%</text:p>
          </table:table-cell>
          <table:table-cell office:value-type="float" office:value="354816" table:style-name="ce46">
            <text:p>354.816</text:p>
          </table:table-cell>
          <table:table-cell office:value-type="percentage" office:value="0.93084803567914998" table:style-name="ce47">
            <text:p>93,1%</text:p>
          </table:table-cell>
          <table:table-cell office:value-type="float" office:value="322953" table:style-name="ce46">
            <text:p>322.953</text:p>
          </table:table-cell>
          <table:table-cell office:value-type="percentage" office:value="0.88893078818072968" table:style-name="ce47">
            <text:p>88,9%</text:p>
          </table:table-cell>
          <table:table-cell office:value-type="float" office:value="215525" table:style-name="ce46">
            <text:p>215.525</text:p>
          </table:table-cell>
          <table:table-cell office:value-type="percentage" office:value="0.80484944899414823" table:style-name="ce47">
            <text:p>80,5%</text:p>
          </table:table-cell>
          <table:table-cell office:value-type="float" office:value="176899" table:style-name="ce46">
            <text:p>176.899</text:p>
          </table:table-cell>
          <table:table-cell office:value-type="percentage" office:value="0.83836004663374497" table:style-name="ce47">
            <text:p>83,8%</text:p>
          </table:table-cell>
          <table:table-cell office:value-type="float" office:value="148087" table:style-name="ce46">
            <text:p>148.087</text:p>
          </table:table-cell>
          <table:table-cell office:value-type="percentage" office:value="0.89564055110014396" table:style-name="ce47">
            <text:p>89,6%</text:p>
          </table:table-cell>
          <table:table-cell office:value-type="float" office:value="2023104" table:style-name="ce46">
            <text:p>2.023.104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962720786599717" table:style-name="ce47">
            <text:p>93,0%</text:p>
          </table:table-cell>
          <table:table-cell office:value-type="percentage" office:value="0.84474875548974959" table:style-name="ce47">
            <text:p>84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116" table:style-name="ce46">
            <text:p>139.116</text:p>
          </table:table-cell>
          <table:table-cell office:value-type="percentage" office:value="1" table:style-name="ce47">
            <text:p>100,0%</text:p>
          </table:table-cell>
          <table:table-cell office:value-type="float" office:value="159457" table:style-name="ce46">
            <text:p>159.457</text:p>
          </table:table-cell>
          <table:table-cell office:value-type="percentage" office:value="1" table:style-name="ce47">
            <text:p>100,0%</text:p>
          </table:table-cell>
          <table:table-cell office:value-type="float" office:value="224249" table:style-name="ce46">
            <text:p>224.249</text:p>
          </table:table-cell>
          <table:table-cell office:value-type="percentage" office:value="1" table:style-name="ce47">
            <text:p>100,0%</text:p>
          </table:table-cell>
          <table:table-cell office:value-type="float" office:value="288037" table:style-name="ce46">
            <text:p>288.037</text:p>
          </table:table-cell>
          <table:table-cell office:value-type="percentage" office:value="0.93677271219404312" table:style-name="ce47">
            <text:p>93,7%</text:p>
          </table:table-cell>
          <table:table-cell office:value-type="float" office:value="289396" table:style-name="ce46">
            <text:p>289.396</text:p>
          </table:table-cell>
          <table:table-cell office:value-type="percentage" office:value="0.87535276235991588" table:style-name="ce47">
            <text:p>87,5%</text:p>
          </table:table-cell>
          <table:table-cell office:value-type="float" office:value="208698" table:style-name="ce46">
            <text:p>208.698</text:p>
          </table:table-cell>
          <table:table-cell office:value-type="percentage" office:value="0.78487106103399384" table:style-name="ce47">
            <text:p>78,5%</text:p>
          </table:table-cell>
          <table:table-cell office:value-type="float" office:value="176507" table:style-name="ce46">
            <text:p>176.507</text:p>
          </table:table-cell>
          <table:table-cell office:value-type="percentage" office:value="0.80933472114595417" table:style-name="ce47">
            <text:p>80,9%</text:p>
          </table:table-cell>
          <table:table-cell office:value-type="float" office:value="153349" table:style-name="ce46">
            <text:p>153.349</text:p>
          </table:table-cell>
          <table:table-cell office:value-type="percentage" office:value="0.88145793575977749" table:style-name="ce47">
            <text:p>88,1%</text:p>
          </table:table-cell>
          <table:table-cell office:value-type="float" office:value="1638809" table:style-name="ce46">
            <text:p>1.638.80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60280276694177" table:style-name="ce47">
            <text:p>90,6%</text:p>
          </table:table-cell>
          <table:table-cell office:value-type="percentage" office:value="0.801287000280165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792" table:style-name="ce46">
            <text:p>459.792</text:p>
          </table:table-cell>
          <table:table-cell office:value-type="percentage" office:value="1" table:style-name="ce47">
            <text:p>100,0%</text:p>
          </table:table-cell>
          <table:table-cell office:value-type="float" office:value="620058" table:style-name="ce46">
            <text:p>620.058</text:p>
          </table:table-cell>
          <table:table-cell office:value-type="percentage" office:value="0.97602047562380767" table:style-name="ce47">
            <text:p>97,6%</text:p>
          </table:table-cell>
          <table:table-cell office:value-type="float" office:value="804706" table:style-name="ce46">
            <text:p>804.706</text:p>
          </table:table-cell>
          <table:table-cell office:value-type="percentage" office:value="0.96074662362222774" table:style-name="ce47">
            <text:p>96,1%</text:p>
          </table:table-cell>
          <table:table-cell office:value-type="float" office:value="1035451" table:style-name="ce46">
            <text:p>1.035.451</text:p>
          </table:table-cell>
          <table:table-cell office:value-type="percentage" office:value="0.94840627232592645" table:style-name="ce47">
            <text:p>94,8%</text:p>
          </table:table-cell>
          <table:table-cell office:value-type="float" office:value="1148500" table:style-name="ce46">
            <text:p>1.148.500</text:p>
          </table:table-cell>
          <table:table-cell office:value-type="percentage" office:value="0.87221996498969057" table:style-name="ce47">
            <text:p>87,2%</text:p>
          </table:table-cell>
          <table:table-cell office:value-type="float" office:value="807718" table:style-name="ce46">
            <text:p>807.718</text:p>
          </table:table-cell>
          <table:table-cell office:value-type="percentage" office:value="0.77319336965802965" table:style-name="ce47">
            <text:p>77,3%</text:p>
          </table:table-cell>
          <table:table-cell office:value-type="float" office:value="671918" table:style-name="ce46">
            <text:p>671.918</text:p>
          </table:table-cell>
          <table:table-cell office:value-type="percentage" office:value="0.80091783034442476" table:style-name="ce47">
            <text:p>80,1%</text:p>
          </table:table-cell>
          <table:table-cell office:value-type="float" office:value="557008" table:style-name="ce46">
            <text:p>557.008</text:p>
          </table:table-cell>
          <table:table-cell office:value-type="percentage" office:value="0.84888275223038068" table:style-name="ce47">
            <text:p>84,9%</text:p>
          </table:table-cell>
          <table:table-cell office:value-type="float" office:value="6105151" table:style-name="ce46">
            <text:p>6.105.15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8888046054662251" table:style-name="ce47">
            <text:p>88,9%</text:p>
          </table:table-cell>
          <table:table-cell office:value-type="percentage" office:value="0.78467546792427556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34" table:style-name="ce46">
            <text:p>78.334</text:p>
          </table:table-cell>
          <table:table-cell office:value-type="percentage" office:value="1" table:style-name="ce47">
            <text:p>100,0%</text:p>
          </table:table-cell>
          <table:table-cell office:value-type="float" office:value="96037" table:style-name="ce46">
            <text:p>96.037</text:p>
          </table:table-cell>
          <table:table-cell office:value-type="percentage" office:value="1" table:style-name="ce47">
            <text:p>100,0%</text:p>
          </table:table-cell>
          <table:table-cell office:value-type="float" office:value="133090" table:style-name="ce46">
            <text:p>133.090</text:p>
          </table:table-cell>
          <table:table-cell office:value-type="percentage" office:value="1" table:style-name="ce47">
            <text:p>100,0%</text:p>
          </table:table-cell>
          <table:table-cell office:value-type="float" office:value="161849" table:style-name="ce46">
            <text:p>161.849</text:p>
          </table:table-cell>
          <table:table-cell office:value-type="percentage" office:value="0.95646392776096822" table:style-name="ce47">
            <text:p>95,6%</text:p>
          </table:table-cell>
          <table:table-cell office:value-type="float" office:value="146716" table:style-name="ce46">
            <text:p>146.716</text:p>
          </table:table-cell>
          <table:table-cell office:value-type="percentage" office:value="0.91988413357242282" table:style-name="ce47">
            <text:p>92,0%</text:p>
          </table:table-cell>
          <table:table-cell office:value-type="float" office:value="113852" table:style-name="ce46">
            <text:p>113.852</text:p>
          </table:table-cell>
          <table:table-cell office:value-type="percentage" office:value="0.85295814322852281" table:style-name="ce47">
            <text:p>85,3%</text:p>
          </table:table-cell>
          <table:table-cell office:value-type="float" office:value="94434" table:style-name="ce46">
            <text:p>94.434</text:p>
          </table:table-cell>
          <table:table-cell office:value-type="percentage" office:value="0.83333921637839747" table:style-name="ce47">
            <text:p>83,3%</text:p>
          </table:table-cell>
          <table:table-cell office:value-type="float" office:value="78648" table:style-name="ce46">
            <text:p>78.648</text:p>
          </table:table-cell>
          <table:table-cell office:value-type="percentage" office:value="0.92800000000000005" table:style-name="ce47">
            <text:p>92,8%</text:p>
          </table:table-cell>
          <table:table-cell office:value-type="float" office:value="902960" table:style-name="ce46">
            <text:p>902.96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705785489759675" table:style-name="ce47">
            <text:p>94,7%</text:p>
          </table:table-cell>
          <table:table-cell office:value-type="percentage" office:value="0.84865698547068713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06" table:style-name="ce46">
            <text:p>23.406</text:p>
          </table:table-cell>
          <table:table-cell office:value-type="percentage" office:value="1" table:style-name="ce47">
            <text:p>100,0%</text:p>
          </table:table-cell>
          <table:table-cell office:value-type="float" office:value="28709" table:style-name="ce46">
            <text:p>28.709</text:p>
          </table:table-cell>
          <table:table-cell office:value-type="percentage" office:value="1" table:style-name="ce47">
            <text:p>100,0%</text:p>
          </table:table-cell>
          <table:table-cell office:value-type="float" office:value="38176" table:style-name="ce46">
            <text:p>38.176</text:p>
          </table:table-cell>
          <table:table-cell office:value-type="percentage" office:value="1" table:style-name="ce47">
            <text:p>100,0%</text:p>
          </table:table-cell>
          <table:table-cell office:value-type="float" office:value="45575" table:style-name="ce46">
            <text:p>45.575</text:p>
          </table:table-cell>
          <table:table-cell office:value-type="percentage" office:value="0.95617237327962401" table:style-name="ce47">
            <text:p>95,6%</text:p>
          </table:table-cell>
          <table:table-cell office:value-type="float" office:value="47882" table:style-name="ce46">
            <text:p>47.882</text:p>
          </table:table-cell>
          <table:table-cell office:value-type="percentage" office:value="0.90433830056471565" table:style-name="ce47">
            <text:p>90,4%</text:p>
          </table:table-cell>
          <table:table-cell office:value-type="float" office:value="31719" table:style-name="ce46">
            <text:p>31.719</text:p>
          </table:table-cell>
          <table:table-cell office:value-type="percentage" office:value="0.80670922454792848" table:style-name="ce47">
            <text:p>80,7%</text:p>
          </table:table-cell>
          <table:table-cell office:value-type="float" office:value="24750" table:style-name="ce46">
            <text:p>24.750</text:p>
          </table:table-cell>
          <table:table-cell office:value-type="percentage" office:value="0.81259439227789088" table:style-name="ce47">
            <text:p>81,3%</text:p>
          </table:table-cell>
          <table:table-cell office:value-type="float" office:value="22626" table:style-name="ce46">
            <text:p>22.626</text:p>
          </table:table-cell>
          <table:table-cell office:value-type="percentage" office:value="0.88618204605984652" table:style-name="ce47">
            <text:p>88,6%</text:p>
          </table:table-cell>
          <table:table-cell office:value-type="float" office:value="262843" table:style-name="ce46">
            <text:p>262.84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560129591153995" table:style-name="ce47">
            <text:p>92,6%</text:p>
          </table:table-cell>
          <table:table-cell office:value-type="percentage" office:value="0.82160518139249927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92" table:style-name="ce46">
            <text:p>74.092</text:p>
          </table:table-cell>
          <table:table-cell office:value-type="percentage" office:value="1" table:style-name="ce47">
            <text:p>100,0%</text:p>
          </table:table-cell>
          <table:table-cell office:value-type="float" office:value="103598" table:style-name="ce46">
            <text:p>103.598</text:p>
          </table:table-cell>
          <table:table-cell office:value-type="percentage" office:value="1" table:style-name="ce47">
            <text:p>100,0%</text:p>
          </table:table-cell>
          <table:table-cell office:value-type="float" office:value="149012" table:style-name="ce46">
            <text:p>149.012</text:p>
          </table:table-cell>
          <table:table-cell office:value-type="percentage" office:value="1" table:style-name="ce47">
            <text:p>100,0%</text:p>
          </table:table-cell>
          <table:table-cell office:value-type="float" office:value="208466" table:style-name="ce46">
            <text:p>208.466</text:p>
          </table:table-cell>
          <table:table-cell office:value-type="percentage" office:value="0.97753873279063663" table:style-name="ce47">
            <text:p>97,8%</text:p>
          </table:table-cell>
          <table:table-cell office:value-type="float" office:value="233745" table:style-name="ce46">
            <text:p>233.745</text:p>
          </table:table-cell>
          <table:table-cell office:value-type="percentage" office:value="0.91968743729269709" table:style-name="ce47">
            <text:p>92,0%</text:p>
          </table:table-cell>
          <table:table-cell office:value-type="float" office:value="170347" table:style-name="ce46">
            <text:p>170.347</text:p>
          </table:table-cell>
          <table:table-cell office:value-type="percentage" office:value="0.8150457170471237" table:style-name="ce47">
            <text:p>81,5%</text:p>
          </table:table-cell>
          <table:table-cell office:value-type="float" office:value="144687" table:style-name="ce46">
            <text:p>144.687</text:p>
          </table:table-cell>
          <table:table-cell office:value-type="percentage" office:value="0.83999233663090422" table:style-name="ce47">
            <text:p>84,0%</text:p>
          </table:table-cell>
          <table:table-cell office:value-type="float" office:value="123418" table:style-name="ce46">
            <text:p>123.418</text:p>
          </table:table-cell>
          <table:table-cell office:value-type="percentage" office:value="0.86979012502290443" table:style-name="ce47">
            <text:p>87,0%</text:p>
          </table:table-cell>
          <table:table-cell office:value-type="float" office:value="1207365" table:style-name="ce46">
            <text:p>1.207.36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155629525767158" table:style-name="ce47">
            <text:p>92,2%</text:p>
          </table:table-cell>
          <table:table-cell office:value-type="percentage" office:value="0.7989175854970485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47" table:style-name="ce46">
            <text:p>42.547</text:p>
          </table:table-cell>
          <table:table-cell office:value-type="percentage" office:value="1" table:style-name="ce47">
            <text:p>100,0%</text:p>
          </table:table-cell>
          <table:table-cell office:value-type="float" office:value="55949" table:style-name="ce46">
            <text:p>55.949</text:p>
          </table:table-cell>
          <table:table-cell office:value-type="percentage" office:value="1" table:style-name="ce47">
            <text:p>100,0%</text:p>
          </table:table-cell>
          <table:table-cell office:value-type="float" office:value="72487" table:style-name="ce46">
            <text:p>72.487</text:p>
          </table:table-cell>
          <table:table-cell office:value-type="percentage" office:value="0.98162342234981859" table:style-name="ce47">
            <text:p>98,2%</text:p>
          </table:table-cell>
          <table:table-cell office:value-type="float" office:value="92271" table:style-name="ce46">
            <text:p>92.271</text:p>
          </table:table-cell>
          <table:table-cell office:value-type="percentage" office:value="0.95425776159844455" table:style-name="ce47">
            <text:p>95,4%</text:p>
          </table:table-cell>
          <table:table-cell office:value-type="float" office:value="96052" table:style-name="ce46">
            <text:p>96.052</text:p>
          </table:table-cell>
          <table:table-cell office:value-type="percentage" office:value="0.88935390085368793" table:style-name="ce47">
            <text:p>88,9%</text:p>
          </table:table-cell>
          <table:table-cell office:value-type="float" office:value="65204" table:style-name="ce46">
            <text:p>65.204</text:p>
          </table:table-cell>
          <table:table-cell office:value-type="percentage" office:value="0.80161296271253124" table:style-name="ce47">
            <text:p>80,2%</text:p>
          </table:table-cell>
          <table:table-cell office:value-type="float" office:value="58866" table:style-name="ce46">
            <text:p>58.866</text:p>
          </table:table-cell>
          <table:table-cell office:value-type="percentage" office:value="0.86406270641595839" table:style-name="ce47">
            <text:p>86,4%</text:p>
          </table:table-cell>
          <table:table-cell office:value-type="float" office:value="50626" table:style-name="ce46">
            <text:p>50.626</text:p>
          </table:table-cell>
          <table:table-cell office:value-type="percentage" office:value="0.89781513797261825" table:style-name="ce47">
            <text:p>89,8%</text:p>
          </table:table-cell>
          <table:table-cell office:value-type="float" office:value="534002" table:style-name="ce46">
            <text:p>534.00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854876718832246" table:style-name="ce47">
            <text:p>91,9%</text:p>
          </table:table-cell>
          <table:table-cell office:value-type="percentage" office:value="0.80762919371987474" table:style-name="ce47">
            <text:p>80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85" table:style-name="ce46">
            <text:p>164.385</text:p>
          </table:table-cell>
          <table:table-cell office:value-type="percentage" office:value="1" table:style-name="ce47">
            <text:p>100,0%</text:p>
          </table:table-cell>
          <table:table-cell office:value-type="float" office:value="213972" table:style-name="ce46">
            <text:p>213.972</text:p>
          </table:table-cell>
          <table:table-cell office:value-type="percentage" office:value="1" table:style-name="ce47">
            <text:p>100,0%</text:p>
          </table:table-cell>
          <table:table-cell office:value-type="float" office:value="279201" table:style-name="ce46">
            <text:p>279.201</text:p>
          </table:table-cell>
          <table:table-cell office:value-type="percentage" office:value="0.99672282137234536" table:style-name="ce47">
            <text:p>99,7%</text:p>
          </table:table-cell>
          <table:table-cell office:value-type="float" office:value="325088" table:style-name="ce46">
            <text:p>325.088</text:p>
          </table:table-cell>
          <table:table-cell office:value-type="percentage" office:value="0.95620586098471372" table:style-name="ce47">
            <text:p>95,6%</text:p>
          </table:table-cell>
          <table:table-cell office:value-type="float" office:value="322812" table:style-name="ce46">
            <text:p>322.812</text:p>
          </table:table-cell>
          <table:table-cell office:value-type="percentage" office:value="0.89141834629818328" table:style-name="ce47">
            <text:p>89,1%</text:p>
          </table:table-cell>
          <table:table-cell office:value-type="float" office:value="206423" table:style-name="ce46">
            <text:p>206.423</text:p>
          </table:table-cell>
          <table:table-cell office:value-type="percentage" office:value="0.79227996914137011" table:style-name="ce47">
            <text:p>79,2%</text:p>
          </table:table-cell>
          <table:table-cell office:value-type="float" office:value="168475" table:style-name="ce46">
            <text:p>168.475</text:p>
          </table:table-cell>
          <table:table-cell office:value-type="percentage" office:value="0.83596316254329295" table:style-name="ce47">
            <text:p>83,6%</text:p>
          </table:table-cell>
          <table:table-cell office:value-type="float" office:value="150963" table:style-name="ce46">
            <text:p>150.963</text:p>
          </table:table-cell>
          <table:table-cell office:value-type="percentage" office:value="0.89535959574392365" table:style-name="ce47">
            <text:p>89,5%</text:p>
          </table:table-cell>
          <table:table-cell office:value-type="float" office:value="1831319" table:style-name="ce46">
            <text:p>1.831.31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307037046931284" table:style-name="ce47">
            <text:p>92,3%</text:p>
          </table:table-cell>
          <table:table-cell office:value-type="percentage" office:value="0.82473123218872835" table:style-name="ce47">
            <text:p>82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8" table:style-name="ce46">
            <text:p>2.408</text:p>
          </table:table-cell>
          <table:table-cell office:value-type="percentage" office:value="0.92437619961612283" table:style-name="ce47">
            <text:p>92,4%</text:p>
          </table:table-cell>
          <table:table-cell office:value-type="float" office:value="3906" table:style-name="ce46">
            <text:p>3.906</text:p>
          </table:table-cell>
          <table:table-cell office:value-type="percentage" office:value="0.90458545622973596" table:style-name="ce47">
            <text:p>90,5%</text:p>
          </table:table-cell>
          <table:table-cell office:value-type="float" office:value="7691" table:style-name="ce46">
            <text:p>7.691</text:p>
          </table:table-cell>
          <table:table-cell office:value-type="percentage" office:value="0.97887234313351157" table:style-name="ce47">
            <text:p>97,9%</text:p>
          </table:table-cell>
          <table:table-cell office:value-type="float" office:value="10642" table:style-name="ce46">
            <text:p>10.642</text:p>
          </table:table-cell>
          <table:table-cell office:value-type="percentage" office:value="0.92090688819660782" table:style-name="ce47">
            <text:p>92,1%</text:p>
          </table:table-cell>
          <table:table-cell office:value-type="float" office:value="11245" table:style-name="ce46">
            <text:p>11.245</text:p>
          </table:table-cell>
          <table:table-cell office:value-type="percentage" office:value="0.88949533301692774" table:style-name="ce47">
            <text:p>88,9%</text:p>
          </table:table-cell>
          <table:table-cell office:value-type="float" office:value="9396" table:style-name="ce46">
            <text:p>9.396</text:p>
          </table:table-cell>
          <table:table-cell office:value-type="percentage" office:value="0.78997814023877588" table:style-name="ce47">
            <text:p>79,0%</text:p>
          </table:table-cell>
          <table:table-cell office:value-type="float" office:value="9429" table:style-name="ce46">
            <text:p>9.429</text:p>
          </table:table-cell>
          <table:table-cell office:value-type="percentage" office:value="0.85976110148627705" table:style-name="ce47">
            <text:p>86,0%</text:p>
          </table:table-cell>
          <table:table-cell office:value-type="float" office:value="8746" table:style-name="ce46">
            <text:p>8.746</text:p>
          </table:table-cell>
          <table:table-cell office:value-type="percentage" office:value="0.95836072759149682" table:style-name="ce47">
            <text:p>95,8%</text:p>
          </table:table-cell>
          <table:table-cell office:value-type="float" office:value="63463" table:style-name="ce46">
            <text:p>63.46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428591559219328" table:style-name="ce47">
            <text:p>89,4%</text:p>
          </table:table-cell>
          <table:table-cell office:value-type="percentage" office:value="0.75369943706800313" table:style-name="ce47">
            <text:p>75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1" table:style-name="ce46">
            <text:p>2.091</text:p>
          </table:table-cell>
          <table:table-cell office:value-type="percentage" office:value="0.89016602809706258" table:style-name="ce47">
            <text:p>89,0%</text:p>
          </table:table-cell>
          <table:table-cell office:value-type="float" office:value="3417" table:style-name="ce46">
            <text:p>3.417</text:p>
          </table:table-cell>
          <table:table-cell office:value-type="percentage" office:value="0.91168623265741733" table:style-name="ce47">
            <text:p>91,2%</text:p>
          </table:table-cell>
          <table:table-cell office:value-type="float" office:value="7476" table:style-name="ce46">
            <text:p>7.476</text:p>
          </table:table-cell>
          <table:table-cell office:value-type="percentage" office:value="0.95515523188961293" table:style-name="ce47">
            <text:p>95,5%</text:p>
          </table:table-cell>
          <table:table-cell office:value-type="float" office:value="10107" table:style-name="ce46">
            <text:p>10.107</text:p>
          </table:table-cell>
          <table:table-cell office:value-type="percentage" office:value="0.89450393840162845" table:style-name="ce47">
            <text:p>89,5%</text:p>
          </table:table-cell>
          <table:table-cell office:value-type="float" office:value="10557" table:style-name="ce46">
            <text:p>10.557</text:p>
          </table:table-cell>
          <table:table-cell office:value-type="percentage" office:value="0.8796033994334278" table:style-name="ce47">
            <text:p>88,0%</text:p>
          </table:table-cell>
          <table:table-cell office:value-type="float" office:value="9122" table:style-name="ce46">
            <text:p>9.122</text:p>
          </table:table-cell>
          <table:table-cell office:value-type="percentage" office:value="0.75183384158905464" table:style-name="ce47">
            <text:p>75,2%</text:p>
          </table:table-cell>
          <table:table-cell office:value-type="float" office:value="9382" table:style-name="ce46">
            <text:p>9.382</text:p>
          </table:table-cell>
          <table:table-cell office:value-type="percentage" office:value="0.78215923301375578" table:style-name="ce47">
            <text:p>78,2%</text:p>
          </table:table-cell>
          <table:table-cell office:value-type="float" office:value="8446" table:style-name="ce46">
            <text:p>8.446</text:p>
          </table:table-cell>
          <table:table-cell office:value-type="percentage" office:value="0.88218090662210158" table:style-name="ce47">
            <text:p>88,2%</text:p>
          </table:table-cell>
          <table:table-cell office:value-type="float" office:value="60598" table:style-name="ce46">
            <text:p>60.598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437139594230693" table:style-name="ce47">
            <text:p>85,4%</text:p>
          </table:table-cell>
          <table:table-cell office:value-type="percentage" office:value="0.69592080481418528" table:style-name="ce47">
            <text:p>69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5" table:style-name="ce49">
            <text:p>255</text:p>
          </table:table-cell>
          <table:table-cell office:value-type="string" table:style-name="ce50">
            <text:p>-</text:p>
          </table:table-cell>
          <table:table-cell office:value-type="float" office:value="763" table:style-name="ce49">
            <text:p>763</text:p>
          </table:table-cell>
          <table:table-cell office:value-type="string" table:style-name="ce50">
            <text:p>-</text:p>
          </table:table-cell>
          <table:table-cell office:value-type="float" office:value="1502" table:style-name="ce49">
            <text:p>1.502</text:p>
          </table:table-cell>
          <table:table-cell office:value-type="string" table:style-name="ce50">
            <text:p>-</text:p>
          </table:table-cell>
          <table:table-cell office:value-type="float" office:value="1774" table:style-name="ce49">
            <text:p>1.774</text:p>
          </table:table-cell>
          <table:table-cell office:value-type="string" table:style-name="ce50">
            <text:p>-</text:p>
          </table:table-cell>
          <table:table-cell office:value-type="float" office:value="1486" table:style-name="ce49">
            <text:p>1.486</text:p>
          </table:table-cell>
          <table:table-cell office:value-type="string" table:style-name="ce50">
            <text:p>-</text:p>
          </table:table-cell>
          <table:table-cell office:value-type="float" office:value="185" table:style-name="ce49">
            <text:p>185</text:p>
          </table:table-cell>
          <table:table-cell office:value-type="string" table:style-name="ce50">
            <text:p>-</text:p>
          </table:table-cell>
          <table:table-cell office:value-type="float" office:value="6037" table:style-name="ce49">
            <text:p>6.03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4001" table:style-name="ce53">
            <text:p>2.944.001</text:p>
          </table:table-cell>
          <table:table-cell office:value-type="percentage" office:value="1" table:style-name="ce54">
            <text:p>100,0%</text:p>
          </table:table-cell>
          <table:table-cell office:value-type="float" office:value="3954069" table:style-name="ce53">
            <text:p>3.954.069</text:p>
          </table:table-cell>
          <table:table-cell office:value-type="percentage" office:value="0.99849092623947455" table:style-name="ce54">
            <text:p>99,8%</text:p>
          </table:table-cell>
          <table:table-cell office:value-type="float" office:value="5304213" table:style-name="ce53">
            <text:p>5.304.213</text:p>
          </table:table-cell>
          <table:table-cell office:value-type="percentage" office:value="0.99385926813373693" table:style-name="ce54">
            <text:p>99,4%</text:p>
          </table:table-cell>
          <table:table-cell office:value-type="float" office:value="6719691" table:style-name="ce53">
            <text:p>6.719.691</text:p>
          </table:table-cell>
          <table:table-cell office:value-type="percentage" office:value="0.95541001628537137" table:style-name="ce54">
            <text:p>95,5%</text:p>
          </table:table-cell>
          <table:table-cell office:value-type="float" office:value="7047236" table:style-name="ce53">
            <text:p>7.047.236</text:p>
          </table:table-cell>
          <table:table-cell office:value-type="percentage" office:value="0.89298921137387122" table:style-name="ce54">
            <text:p>89,3%</text:p>
          </table:table-cell>
          <table:table-cell office:value-type="float" office:value="5004763" table:style-name="ce53">
            <text:p>5.004.763</text:p>
          </table:table-cell>
          <table:table-cell office:value-type="percentage" office:value="0.80328078296058858" table:style-name="ce54">
            <text:p>80,3%</text:p>
          </table:table-cell>
          <table:table-cell office:value-type="float" office:value="4106261" table:style-name="ce53">
            <text:p>4.106.261</text:p>
          </table:table-cell>
          <table:table-cell office:value-type="percentage" office:value="0.83044690816722755" table:style-name="ce54">
            <text:p>83,0%</text:p>
          </table:table-cell>
          <table:table-cell office:value-type="float" office:value="3434464" table:style-name="ce53">
            <text:p>3.434.464</text:p>
          </table:table-cell>
          <table:table-cell office:value-type="percentage" office:value="0.88319396320505184" table:style-name="ce54">
            <text:p>88,3%</text:p>
          </table:table-cell>
          <table:table-cell office:value-type="float" office:value="38514698" table:style-name="ce53">
            <text:p>38.514.69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440779184586873" table:style-name="ce54">
            <text:p>91,4%</text:p>
          </table:table-cell>
          <table:table-cell office:value-type="percentage" office:value="0.81167655884374545" table:style-name="ce54">
            <text:p>81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525" table:style-name="ce43">
            <text:p>429.525</text:p>
          </table:table-cell>
          <table:table-cell office:value-type="percentage" office:value="1" table:style-name="ce44">
            <text:p>100,0%</text:p>
          </table:table-cell>
          <table:table-cell office:value-type="float" office:value="650726" table:style-name="ce43">
            <text:p>650.726</text:p>
          </table:table-cell>
          <table:table-cell office:value-type="percentage" office:value="1" table:style-name="ce44">
            <text:p>100,0%</text:p>
          </table:table-cell>
          <table:table-cell office:value-type="float" office:value="923183" table:style-name="ce43">
            <text:p>923.183</text:p>
          </table:table-cell>
          <table:table-cell office:value-type="percentage" office:value="1.0076799902199101" table:style-name="ce44">
            <text:p>100,8%</text:p>
          </table:table-cell>
          <table:table-cell office:value-type="float" office:value="1210548" table:style-name="ce43">
            <text:p>1.210.548</text:p>
          </table:table-cell>
          <table:table-cell office:value-type="percentage" office:value="0.95693905476667973" table:style-name="ce44">
            <text:p>95,7%</text:p>
          </table:table-cell>
          <table:table-cell office:value-type="float" office:value="1245911" table:style-name="ce43">
            <text:p>1.245.911</text:p>
          </table:table-cell>
          <table:table-cell office:value-type="percentage" office:value="0.89950069091785945" table:style-name="ce44">
            <text:p>90,0%</text:p>
          </table:table-cell>
          <table:table-cell office:value-type="float" office:value="921132" table:style-name="ce43">
            <text:p>921.132</text:p>
          </table:table-cell>
          <table:table-cell office:value-type="percentage" office:value="0.80785675007476643" table:style-name="ce44">
            <text:p>80,8%</text:p>
          </table:table-cell>
          <table:table-cell office:value-type="float" office:value="757417" table:style-name="ce43">
            <text:p>757.417</text:p>
          </table:table-cell>
          <table:table-cell office:value-type="percentage" office:value="0.81559151131938945" table:style-name="ce44">
            <text:p>81,6%</text:p>
          </table:table-cell>
          <table:table-cell office:value-type="float" office:value="667060" table:style-name="ce43">
            <text:p>667.060</text:p>
          </table:table-cell>
          <table:table-cell office:value-type="percentage" office:value="0.88597927765314977" table:style-name="ce44">
            <text:p>88,6%</text:p>
          </table:table-cell>
          <table:table-cell office:value-type="float" office:value="6805502" table:style-name="ce43">
            <text:p>6.805.502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324809865840939" table:style-name="ce44">
            <text:p>91,3%</text:p>
          </table:table-cell>
          <table:table-cell office:value-type="percentage" office:value="0.80401365198358166" table:style-name="ce44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276" table:style-name="ce46">
            <text:p>100.276</text:p>
          </table:table-cell>
          <table:table-cell office:value-type="percentage" office:value="1" table:style-name="ce47">
            <text:p>100,0%</text:p>
          </table:table-cell>
          <table:table-cell office:value-type="float" office:value="118837" table:style-name="ce46">
            <text:p>118.837</text:p>
          </table:table-cell>
          <table:table-cell office:value-type="percentage" office:value="0.99900802824597534" table:style-name="ce47">
            <text:p>99,9%</text:p>
          </table:table-cell>
          <table:table-cell office:value-type="float" office:value="152964" table:style-name="ce46">
            <text:p>152.964</text:p>
          </table:table-cell>
          <table:table-cell office:value-type="percentage" office:value="0.97823709606246845" table:style-name="ce47">
            <text:p>97,8%</text:p>
          </table:table-cell>
          <table:table-cell office:value-type="float" office:value="184723" table:style-name="ce46">
            <text:p>184.723</text:p>
          </table:table-cell>
          <table:table-cell office:value-type="percentage" office:value="0.93169277637113779" table:style-name="ce47">
            <text:p>93,2%</text:p>
          </table:table-cell>
          <table:table-cell office:value-type="float" office:value="186674" table:style-name="ce46">
            <text:p>186.674</text:p>
          </table:table-cell>
          <table:table-cell office:value-type="percentage" office:value="0.86848141135091628" table:style-name="ce47">
            <text:p>86,8%</text:p>
          </table:table-cell>
          <table:table-cell office:value-type="float" office:value="124436" table:style-name="ce46">
            <text:p>124.436</text:p>
          </table:table-cell>
          <table:table-cell office:value-type="percentage" office:value="0.75743520446051393" table:style-name="ce47">
            <text:p>75,7%</text:p>
          </table:table-cell>
          <table:table-cell office:value-type="float" office:value="102688" table:style-name="ce46">
            <text:p>102.688</text:p>
          </table:table-cell>
          <table:table-cell office:value-type="percentage" office:value="0.78747862363018684" table:style-name="ce47">
            <text:p>78,7%</text:p>
          </table:table-cell>
          <table:table-cell office:value-type="float" office:value="87125" table:style-name="ce46">
            <text:p>87.125</text:p>
          </table:table-cell>
          <table:table-cell office:value-type="percentage" office:value="0.84497958471132495" table:style-name="ce47">
            <text:p>84,5%</text:p>
          </table:table-cell>
          <table:table-cell office:value-type="float" office:value="1057723" table:style-name="ce46">
            <text:p>1.057.723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249232576231885" table:style-name="ce47">
            <text:p>89,2%</text:p>
          </table:table-cell>
          <table:table-cell office:value-type="percentage" office:value="0.79564477268162637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34" table:style-name="ce46">
            <text:p>88.234</text:p>
          </table:table-cell>
          <table:table-cell office:value-type="percentage" office:value="1" table:style-name="ce47">
            <text:p>100,0%</text:p>
          </table:table-cell>
          <table:table-cell office:value-type="float" office:value="114000" table:style-name="ce46">
            <text:p>114.000</text:p>
          </table:table-cell>
          <table:table-cell office:value-type="percentage" office:value="1" table:style-name="ce47">
            <text:p>100,0%</text:p>
          </table:table-cell>
          <table:table-cell office:value-type="float" office:value="147384" table:style-name="ce46">
            <text:p>147.384</text:p>
          </table:table-cell>
          <table:table-cell office:value-type="percentage" office:value="0.98484484002886696" table:style-name="ce47">
            <text:p>98,5%</text:p>
          </table:table-cell>
          <table:table-cell office:value-type="float" office:value="152693" table:style-name="ce46">
            <text:p>152.693</text:p>
          </table:table-cell>
          <table:table-cell office:value-type="percentage" office:value="0.93881152202649942" table:style-name="ce47">
            <text:p>93,9%</text:p>
          </table:table-cell>
          <table:table-cell office:value-type="float" office:value="150212" table:style-name="ce46">
            <text:p>150.212</text:p>
          </table:table-cell>
          <table:table-cell office:value-type="percentage" office:value="0.89951075793596136" table:style-name="ce47">
            <text:p>90,0%</text:p>
          </table:table-cell>
          <table:table-cell office:value-type="float" office:value="90017" table:style-name="ce46">
            <text:p>90.017</text:p>
          </table:table-cell>
          <table:table-cell office:value-type="percentage" office:value="0.78651125809298306" table:style-name="ce47">
            <text:p>78,7%</text:p>
          </table:table-cell>
          <table:table-cell office:value-type="float" office:value="65647" table:style-name="ce46">
            <text:p>65.647</text:p>
          </table:table-cell>
          <table:table-cell office:value-type="percentage" office:value="0.82980874973139007" table:style-name="ce47">
            <text:p>83,0%</text:p>
          </table:table-cell>
          <table:table-cell office:value-type="float" office:value="59942" table:style-name="ce46">
            <text:p>59.942</text:p>
          </table:table-cell>
          <table:table-cell office:value-type="percentage" office:value="0.93659375" table:style-name="ce47">
            <text:p>93,7%</text:p>
          </table:table-cell>
          <table:table-cell office:value-type="float" office:value="868129" table:style-name="ce46">
            <text:p>868.12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54695602547099" table:style-name="ce47">
            <text:p>93,0%</text:p>
          </table:table-cell>
          <table:table-cell office:value-type="percentage" office:value="0.85212272670163647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03" table:style-name="ce46">
            <text:p>51.103</text:p>
          </table:table-cell>
          <table:table-cell office:value-type="percentage" office:value="1" table:style-name="ce47">
            <text:p>100,0%</text:p>
          </table:table-cell>
          <table:table-cell office:value-type="float" office:value="79103" table:style-name="ce46">
            <text:p>79.103</text:p>
          </table:table-cell>
          <table:table-cell office:value-type="percentage" office:value="0.9824506930299568" table:style-name="ce47">
            <text:p>98,2%</text:p>
          </table:table-cell>
          <table:table-cell office:value-type="float" office:value="109859" table:style-name="ce46">
            <text:p>109.859</text:p>
          </table:table-cell>
          <table:table-cell office:value-type="percentage" office:value="0.93711560935247507" table:style-name="ce47">
            <text:p>93,7%</text:p>
          </table:table-cell>
          <table:table-cell office:value-type="float" office:value="149972" table:style-name="ce46">
            <text:p>149.972</text:p>
          </table:table-cell>
          <table:table-cell office:value-type="percentage" office:value="0.90455195208598471" table:style-name="ce47">
            <text:p>90,5%</text:p>
          </table:table-cell>
          <table:table-cell office:value-type="float" office:value="167730" table:style-name="ce46">
            <text:p>167.730</text:p>
          </table:table-cell>
          <table:table-cell office:value-type="percentage" office:value="0.81354403119725283" table:style-name="ce47">
            <text:p>81,4%</text:p>
          </table:table-cell>
          <table:table-cell office:value-type="float" office:value="126819" table:style-name="ce46">
            <text:p>126.819</text:p>
          </table:table-cell>
          <table:table-cell office:value-type="percentage" office:value="0.6960924764115991" table:style-name="ce47">
            <text:p>69,6%</text:p>
          </table:table-cell>
          <table:table-cell office:value-type="float" office:value="97043" table:style-name="ce46">
            <text:p>97.043</text:p>
          </table:table-cell>
          <table:table-cell office:value-type="percentage" office:value="0.70350582128720762" table:style-name="ce47">
            <text:p>70,4%</text:p>
          </table:table-cell>
          <table:table-cell office:value-type="float" office:value="74904" table:style-name="ce46">
            <text:p>74.904</text:p>
          </table:table-cell>
          <table:table-cell office:value-type="percentage" office:value="0.7844993715961458" table:style-name="ce47">
            <text:p>78,4%</text:p>
          </table:table-cell>
          <table:table-cell office:value-type="float" office:value="856533" table:style-name="ce46">
            <text:p>856.53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767447411116601" table:style-name="ce47">
            <text:p>82,8%</text:p>
          </table:table-cell>
          <table:table-cell office:value-type="percentage" office:value="0.73111528983571239" table:style-name="ce47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167" table:style-name="ce46">
            <text:p>92.167</text:p>
          </table:table-cell>
          <table:table-cell office:value-type="percentage" office:value="1" table:style-name="ce47">
            <text:p>100,0%</text:p>
          </table:table-cell>
          <table:table-cell office:value-type="float" office:value="150616" table:style-name="ce46">
            <text:p>150.616</text:p>
          </table:table-cell>
          <table:table-cell office:value-type="percentage" office:value="0.9746652775171325" table:style-name="ce47">
            <text:p>97,5%</text:p>
          </table:table-cell>
          <table:table-cell office:value-type="float" office:value="221571" table:style-name="ce46">
            <text:p>221.571</text:p>
          </table:table-cell>
          <table:table-cell office:value-type="percentage" office:value="0.94248634577101731" table:style-name="ce47">
            <text:p>94,2%</text:p>
          </table:table-cell>
          <table:table-cell office:value-type="float" office:value="319483" table:style-name="ce46">
            <text:p>319.483</text:p>
          </table:table-cell>
          <table:table-cell office:value-type="percentage" office:value="0.91147521340210891" table:style-name="ce47">
            <text:p>91,1%</text:p>
          </table:table-cell>
          <table:table-cell office:value-type="float" office:value="315638" table:style-name="ce46">
            <text:p>315.638</text:p>
          </table:table-cell>
          <table:table-cell office:value-type="percentage" office:value="0.81365937657891751" table:style-name="ce47">
            <text:p>81,4%</text:p>
          </table:table-cell>
          <table:table-cell office:value-type="float" office:value="225201" table:style-name="ce46">
            <text:p>225.201</text:p>
          </table:table-cell>
          <table:table-cell office:value-type="percentage" office:value="0.72427267523011318" table:style-name="ce47">
            <text:p>72,4%</text:p>
          </table:table-cell>
          <table:table-cell office:value-type="float" office:value="181608" table:style-name="ce46">
            <text:p>181.608</text:p>
          </table:table-cell>
          <table:table-cell office:value-type="percentage" office:value="0.72138805472138801" table:style-name="ce47">
            <text:p>72,1%</text:p>
          </table:table-cell>
          <table:table-cell office:value-type="float" office:value="148268" table:style-name="ce46">
            <text:p>148.268</text:p>
          </table:table-cell>
          <table:table-cell office:value-type="percentage" office:value="0.82464112304432224" table:style-name="ce47">
            <text:p>82,5%</text:p>
          </table:table-cell>
          <table:table-cell office:value-type="float" office:value="1654552" table:style-name="ce46">
            <text:p>1.654.55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382595852454179" table:style-name="ce47">
            <text:p>84,4%</text:p>
          </table:table-cell>
          <table:table-cell office:value-type="percentage" office:value="0.76038074369287556" table:style-name="ce47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25" table:style-name="ce46">
            <text:p>42.125</text:p>
          </table:table-cell>
          <table:table-cell office:value-type="percentage" office:value="1" table:style-name="ce47">
            <text:p>100,0%</text:p>
          </table:table-cell>
          <table:table-cell office:value-type="float" office:value="55883" table:style-name="ce46">
            <text:p>55.883</text:p>
          </table:table-cell>
          <table:table-cell office:value-type="percentage" office:value="1" table:style-name="ce47">
            <text:p>100,0%</text:p>
          </table:table-cell>
          <table:table-cell office:value-type="float" office:value="76371" table:style-name="ce46">
            <text:p>76.371</text:p>
          </table:table-cell>
          <table:table-cell office:value-type="percentage" office:value="0.98740707220893398" table:style-name="ce47">
            <text:p>98,7%</text:p>
          </table:table-cell>
          <table:table-cell office:value-type="float" office:value="83939" table:style-name="ce46">
            <text:p>83.939</text:p>
          </table:table-cell>
          <table:table-cell office:value-type="percentage" office:value="0.93302876706238047" table:style-name="ce47">
            <text:p>93,3%</text:p>
          </table:table-cell>
          <table:table-cell office:value-type="float" office:value="87257" table:style-name="ce46">
            <text:p>87.257</text:p>
          </table:table-cell>
          <table:table-cell office:value-type="percentage" office:value="0.89248125684010271" table:style-name="ce47">
            <text:p>89,2%</text:p>
          </table:table-cell>
          <table:table-cell office:value-type="float" office:value="54602" table:style-name="ce46">
            <text:p>54.602</text:p>
          </table:table-cell>
          <table:table-cell office:value-type="percentage" office:value="0.7747931832049153" table:style-name="ce47">
            <text:p>77,5%</text:p>
          </table:table-cell>
          <table:table-cell office:value-type="float" office:value="40998" table:style-name="ce46">
            <text:p>40.998</text:p>
          </table:table-cell>
          <table:table-cell office:value-type="percentage" office:value="0.81176121176121174" table:style-name="ce47">
            <text:p>81,2%</text:p>
          </table:table-cell>
          <table:table-cell office:value-type="float" office:value="39597" table:style-name="ce46">
            <text:p>39.597</text:p>
          </table:table-cell>
          <table:table-cell office:value-type="percentage" office:value="0.9006892159315788" table:style-name="ce47">
            <text:p>90,1%</text:p>
          </table:table-cell>
          <table:table-cell office:value-type="float" office:value="480772" table:style-name="ce46">
            <text:p>480.77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728149856809515" table:style-name="ce47">
            <text:p>91,7%</text:p>
          </table:table-cell>
          <table:table-cell office:value-type="percentage" office:value="0.82478620015268356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693" table:style-name="ce46">
            <text:p>227.693</text:p>
          </table:table-cell>
          <table:table-cell office:value-type="percentage" office:value="1" table:style-name="ce47">
            <text:p>100,0%</text:p>
          </table:table-cell>
          <table:table-cell office:value-type="float" office:value="250037" table:style-name="ce46">
            <text:p>250.037</text:p>
          </table:table-cell>
          <table:table-cell office:value-type="percentage" office:value="1" table:style-name="ce47">
            <text:p>100,0%</text:p>
          </table:table-cell>
          <table:table-cell office:value-type="float" office:value="320366" table:style-name="ce46">
            <text:p>320.366</text:p>
          </table:table-cell>
          <table:table-cell office:value-type="percentage" office:value="1.0056219100682728" table:style-name="ce47">
            <text:p>100,6%</text:p>
          </table:table-cell>
          <table:table-cell office:value-type="float" office:value="350530" table:style-name="ce46">
            <text:p>350.530</text:p>
          </table:table-cell>
          <table:table-cell office:value-type="percentage" office:value="0.91960385649635989" table:style-name="ce47">
            <text:p>92,0%</text:p>
          </table:table-cell>
          <table:table-cell office:value-type="float" office:value="318108" table:style-name="ce46">
            <text:p>318.108</text:p>
          </table:table-cell>
          <table:table-cell office:value-type="percentage" office:value="0.87559488583972145" table:style-name="ce47">
            <text:p>87,6%</text:p>
          </table:table-cell>
          <table:table-cell office:value-type="float" office:value="209885" table:style-name="ce46">
            <text:p>209.885</text:p>
          </table:table-cell>
          <table:table-cell office:value-type="percentage" office:value="0.78378761907962791" table:style-name="ce47">
            <text:p>78,4%</text:p>
          </table:table-cell>
          <table:table-cell office:value-type="float" office:value="170268" table:style-name="ce46">
            <text:p>170.268</text:p>
          </table:table-cell>
          <table:table-cell office:value-type="percentage" office:value="0.80693439996966909" table:style-name="ce47">
            <text:p>80,7%</text:p>
          </table:table-cell>
          <table:table-cell office:value-type="float" office:value="138610" table:style-name="ce46">
            <text:p>138.610</text:p>
          </table:table-cell>
          <table:table-cell office:value-type="percentage" office:value="0.83832299113352926" table:style-name="ce47">
            <text:p>83,8%</text:p>
          </table:table-cell>
          <table:table-cell office:value-type="float" office:value="1985497" table:style-name="ce46">
            <text:p>1.985.49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234658837920035" table:style-name="ce47">
            <text:p>91,2%</text:p>
          </table:table-cell>
          <table:table-cell office:value-type="percentage" office:value="0.82904592140524225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181" table:style-name="ce46">
            <text:p>137.181</text:p>
          </table:table-cell>
          <table:table-cell office:value-type="percentage" office:value="1" table:style-name="ce47">
            <text:p>100,0%</text:p>
          </table:table-cell>
          <table:table-cell office:value-type="float" office:value="158072" table:style-name="ce46">
            <text:p>158.072</text:p>
          </table:table-cell>
          <table:table-cell office:value-type="percentage" office:value="0.99353241022997973" table:style-name="ce47">
            <text:p>99,4%</text:p>
          </table:table-cell>
          <table:table-cell office:value-type="float" office:value="216355" table:style-name="ce46">
            <text:p>216.355</text:p>
          </table:table-cell>
          <table:table-cell office:value-type="percentage" office:value="0.99043690831517461" table:style-name="ce47">
            <text:p>99,0%</text:p>
          </table:table-cell>
          <table:table-cell office:value-type="float" office:value="279338" table:style-name="ce46">
            <text:p>279.338</text:p>
          </table:table-cell>
          <table:table-cell office:value-type="percentage" office:value="0.90848125719563677" table:style-name="ce47">
            <text:p>90,8%</text:p>
          </table:table-cell>
          <table:table-cell office:value-type="float" office:value="278238" table:style-name="ce46">
            <text:p>278.238</text:p>
          </table:table-cell>
          <table:table-cell office:value-type="percentage" office:value="0.84160251659835761" table:style-name="ce47">
            <text:p>84,2%</text:p>
          </table:table-cell>
          <table:table-cell office:value-type="float" office:value="197619" table:style-name="ce46">
            <text:p>197.619</text:p>
          </table:table-cell>
          <table:table-cell office:value-type="percentage" office:value="0.74320517786695051" table:style-name="ce47">
            <text:p>74,3%</text:p>
          </table:table-cell>
          <table:table-cell office:value-type="float" office:value="164964" table:style-name="ce46">
            <text:p>164.964</text:p>
          </table:table-cell>
          <table:table-cell office:value-type="percentage" office:value="0.75640678805441819" table:style-name="ce47">
            <text:p>75,6%</text:p>
          </table:table-cell>
          <table:table-cell office:value-type="float" office:value="145518" table:style-name="ce46">
            <text:p>145.518</text:p>
          </table:table-cell>
          <table:table-cell office:value-type="percentage" office:value="0.83644494516358958" table:style-name="ce47">
            <text:p>83,6%</text:p>
          </table:table-cell>
          <table:table-cell office:value-type="float" office:value="1577285" table:style-name="ce46">
            <text:p>1.577.28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01401604613926" table:style-name="ce47">
            <text:p>87,2%</text:p>
          </table:table-cell>
          <table:table-cell office:value-type="percentage" office:value="0.77120516560313046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879" table:style-name="ce46">
            <text:p>453.879</text:p>
          </table:table-cell>
          <table:table-cell office:value-type="percentage" office:value="1" table:style-name="ce47">
            <text:p>100,0%</text:p>
          </table:table-cell>
          <table:table-cell office:value-type="float" office:value="615409" table:style-name="ce46">
            <text:p>615.409</text:p>
          </table:table-cell>
          <table:table-cell office:value-type="percentage" office:value="0.96870258086045469" table:style-name="ce47">
            <text:p>96,9%</text:p>
          </table:table-cell>
          <table:table-cell office:value-type="float" office:value="788377" table:style-name="ce46">
            <text:p>788.377</text:p>
          </table:table-cell>
          <table:table-cell office:value-type="percentage" office:value="0.9412512655447095" table:style-name="ce47">
            <text:p>94,1%</text:p>
          </table:table-cell>
          <table:table-cell office:value-type="float" office:value="1021268" table:style-name="ce46">
            <text:p>1.021.268</text:p>
          </table:table-cell>
          <table:table-cell office:value-type="percentage" office:value="0.9354155599113374" table:style-name="ce47">
            <text:p>93,5%</text:p>
          </table:table-cell>
          <table:table-cell office:value-type="float" office:value="1123767" table:style-name="ce46">
            <text:p>1.123.767</text:p>
          </table:table-cell>
          <table:table-cell office:value-type="percentage" office:value="0.85343666817289476" table:style-name="ce47">
            <text:p>85,3%</text:p>
          </table:table-cell>
          <table:table-cell office:value-type="float" office:value="774462" table:style-name="ce46">
            <text:p>774.462</text:p>
          </table:table-cell>
          <table:table-cell office:value-type="percentage" office:value="0.74135884485934067" table:style-name="ce47">
            <text:p>74,1%</text:p>
          </table:table-cell>
          <table:table-cell office:value-type="float" office:value="637183" table:style-name="ce46">
            <text:p>637.183</text:p>
          </table:table-cell>
          <table:table-cell office:value-type="percentage" office:value="0.75951414591118505" table:style-name="ce47">
            <text:p>76,0%</text:p>
          </table:table-cell>
          <table:table-cell office:value-type="float" office:value="532480" table:style-name="ce46">
            <text:p>532.480</text:p>
          </table:table-cell>
          <table:table-cell office:value-type="percentage" office:value="0.81150196748993397" table:style-name="ce47">
            <text:p>81,2%</text:p>
          </table:table-cell>
          <table:table-cell office:value-type="float" office:value="5946825" table:style-name="ce46">
            <text:p>5.946.82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582896062524384" table:style-name="ce47">
            <text:p>86,6%</text:p>
          </table:table-cell>
          <table:table-cell office:value-type="percentage" office:value="0.76432633517807835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70" table:style-name="ce46">
            <text:p>77.570</text:p>
          </table:table-cell>
          <table:table-cell office:value-type="percentage" office:value="1" table:style-name="ce47">
            <text:p>100,0%</text:p>
          </table:table-cell>
          <table:table-cell office:value-type="float" office:value="95592" table:style-name="ce46">
            <text:p>95.592</text:p>
          </table:table-cell>
          <table:table-cell office:value-type="percentage" office:value="1" table:style-name="ce47">
            <text:p>100,0%</text:p>
          </table:table-cell>
          <table:table-cell office:value-type="float" office:value="131291" table:style-name="ce46">
            <text:p>131.291</text:p>
          </table:table-cell>
          <table:table-cell office:value-type="percentage" office:value="1.0478383361133945" table:style-name="ce47">
            <text:p>104,8%</text:p>
          </table:table-cell>
          <table:table-cell office:value-type="float" office:value="160588" table:style-name="ce46">
            <text:p>160.588</text:p>
          </table:table-cell>
          <table:table-cell office:value-type="percentage" office:value="0.94901191376701965" table:style-name="ce47">
            <text:p>94,9%</text:p>
          </table:table-cell>
          <table:table-cell office:value-type="float" office:value="144870" table:style-name="ce46">
            <text:p>144.870</text:p>
          </table:table-cell>
          <table:table-cell office:value-type="percentage" office:value="0.90831003047136571" table:style-name="ce47">
            <text:p>90,8%</text:p>
          </table:table-cell>
          <table:table-cell office:value-type="float" office:value="111420" table:style-name="ce46">
            <text:p>111.420</text:p>
          </table:table-cell>
          <table:table-cell office:value-type="percentage" office:value="0.83473804868181511" table:style-name="ce47">
            <text:p>83,5%</text:p>
          </table:table-cell>
          <table:table-cell office:value-type="float" office:value="91442" table:style-name="ce46">
            <text:p>91.442</text:p>
          </table:table-cell>
          <table:table-cell office:value-type="percentage" office:value="0.80693611013060362" table:style-name="ce47">
            <text:p>80,7%</text:p>
          </table:table-cell>
          <table:table-cell office:value-type="float" office:value="76138" table:style-name="ce46">
            <text:p>76.138</text:p>
          </table:table-cell>
          <table:table-cell office:value-type="percentage" office:value="0.89838348082595865" table:style-name="ce47">
            <text:p>89,8%</text:p>
          </table:table-cell>
          <table:table-cell office:value-type="float" office:value="888911" table:style-name="ce46">
            <text:p>888.91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32274392539827" table:style-name="ce47">
            <text:p>93,2%</text:p>
          </table:table-cell>
          <table:table-cell office:value-type="percentage" office:value="0.83545287677387037" table:style-name="ce47">
            <text:p>8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88" table:style-name="ce46">
            <text:p>23.188</text:p>
          </table:table-cell>
          <table:table-cell office:value-type="percentage" office:value="1" table:style-name="ce47">
            <text:p>100,0%</text:p>
          </table:table-cell>
          <table:table-cell office:value-type="float" office:value="28583" table:style-name="ce46">
            <text:p>28.583</text:p>
          </table:table-cell>
          <table:table-cell office:value-type="percentage" office:value="1" table:style-name="ce47">
            <text:p>100,0%</text:p>
          </table:table-cell>
          <table:table-cell office:value-type="float" office:value="37402" table:style-name="ce46">
            <text:p>37.402</text:p>
          </table:table-cell>
          <table:table-cell office:value-type="percentage" office:value="0.99162203722360676" table:style-name="ce47">
            <text:p>99,2%</text:p>
          </table:table-cell>
          <table:table-cell office:value-type="float" office:value="44922" table:style-name="ce46">
            <text:p>44.922</text:p>
          </table:table-cell>
          <table:table-cell office:value-type="percentage" office:value="0.94247230614300104" table:style-name="ce47">
            <text:p>94,2%</text:p>
          </table:table-cell>
          <table:table-cell office:value-type="float" office:value="47100" table:style-name="ce46">
            <text:p>47.100</text:p>
          </table:table-cell>
          <table:table-cell office:value-type="percentage" office:value="0.88956881409711597" table:style-name="ce47">
            <text:p>89,0%</text:p>
          </table:table-cell>
          <table:table-cell office:value-type="float" office:value="30915" table:style-name="ce46">
            <text:p>30.915</text:p>
          </table:table-cell>
          <table:table-cell office:value-type="percentage" office:value="0.78626109514484088" table:style-name="ce47">
            <text:p>78,6%</text:p>
          </table:table-cell>
          <table:table-cell office:value-type="float" office:value="23841" table:style-name="ce46">
            <text:p>23.841</text:p>
          </table:table-cell>
          <table:table-cell office:value-type="percentage" office:value="0.78275001641604836" table:style-name="ce47">
            <text:p>78,3%</text:p>
          </table:table-cell>
          <table:table-cell office:value-type="float" office:value="21844" table:style-name="ce46">
            <text:p>21.844</text:p>
          </table:table-cell>
          <table:table-cell office:value-type="percentage" office:value="0.85555381482061732" table:style-name="ce47">
            <text:p>85,6%</text:p>
          </table:table-cell>
          <table:table-cell office:value-type="float" office:value="257795" table:style-name="ce46">
            <text:p>257.79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782477022220653" table:style-name="ce47">
            <text:p>90,8%</text:p>
          </table:table-cell>
          <table:table-cell office:value-type="percentage" office:value="0.8058259407215688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61" table:style-name="ce46">
            <text:p>73.261</text:p>
          </table:table-cell>
          <table:table-cell office:value-type="percentage" office:value="1" table:style-name="ce47">
            <text:p>100,0%</text:p>
          </table:table-cell>
          <table:table-cell office:value-type="float" office:value="102616" table:style-name="ce46">
            <text:p>102.616</text:p>
          </table:table-cell>
          <table:table-cell office:value-type="percentage" office:value="0.99724973031807884" table:style-name="ce47">
            <text:p>99,7%</text:p>
          </table:table-cell>
          <table:table-cell office:value-type="float" office:value="145674" table:style-name="ce46">
            <text:p>145.674</text:p>
          </table:table-cell>
          <table:table-cell office:value-type="percentage" office:value="0.99159343539197731" table:style-name="ce47">
            <text:p>99,2%</text:p>
          </table:table-cell>
          <table:table-cell office:value-type="float" office:value="205725" table:style-name="ce46">
            <text:p>205.725</text:p>
          </table:table-cell>
          <table:table-cell office:value-type="percentage" office:value="0.96468563604306556" table:style-name="ce47">
            <text:p>96,5%</text:p>
          </table:table-cell>
          <table:table-cell office:value-type="float" office:value="228630" table:style-name="ce46">
            <text:p>228.630</text:p>
          </table:table-cell>
          <table:table-cell office:value-type="percentage" office:value="0.89956208170540253" table:style-name="ce47">
            <text:p>90,0%</text:p>
          </table:table-cell>
          <table:table-cell office:value-type="float" office:value="164323" table:style-name="ce46">
            <text:p>164.323</text:p>
          </table:table-cell>
          <table:table-cell office:value-type="percentage" office:value="0.78622316426080008" table:style-name="ce47">
            <text:p>78,6%</text:p>
          </table:table-cell>
          <table:table-cell office:value-type="float" office:value="137898" table:style-name="ce46">
            <text:p>137.898</text:p>
          </table:table-cell>
          <table:table-cell office:value-type="percentage" office:value="0.80057823603176814" table:style-name="ce47">
            <text:p>80,1%</text:p>
          </table:table-cell>
          <table:table-cell office:value-type="float" office:value="119112" table:style-name="ce46">
            <text:p>119.112</text:p>
          </table:table-cell>
          <table:table-cell office:value-type="percentage" office:value="0.83944352826758006" table:style-name="ce47">
            <text:p>83,9%</text:p>
          </table:table-cell>
          <table:table-cell office:value-type="float" office:value="1177239" table:style-name="ce46">
            <text:p>1.177.23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856175346547729" table:style-name="ce47">
            <text:p>89,9%</text:p>
          </table:table-cell>
          <table:table-cell office:value-type="percentage" office:value="0.77898310737263365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59" table:style-name="ce46">
            <text:p>42.159</text:p>
          </table:table-cell>
          <table:table-cell office:value-type="percentage" office:value="1" table:style-name="ce47">
            <text:p>100,0%</text:p>
          </table:table-cell>
          <table:table-cell office:value-type="float" office:value="55783" table:style-name="ce46">
            <text:p>55.783</text:p>
          </table:table-cell>
          <table:table-cell office:value-type="percentage" office:value="0.99983868655004304" table:style-name="ce47">
            <text:p>100,0%</text:p>
          </table:table-cell>
          <table:table-cell office:value-type="float" office:value="70824" table:style-name="ce46">
            <text:p>70.824</text:p>
          </table:table-cell>
          <table:table-cell office:value-type="percentage" office:value="0.95910297383673693" table:style-name="ce47">
            <text:p>95,9%</text:p>
          </table:table-cell>
          <table:table-cell office:value-type="float" office:value="91566" table:style-name="ce46">
            <text:p>91.566</text:p>
          </table:table-cell>
          <table:table-cell office:value-type="percentage" office:value="0.94696671975510371" table:style-name="ce47">
            <text:p>94,7%</text:p>
          </table:table-cell>
          <table:table-cell office:value-type="float" office:value="94958" table:style-name="ce46">
            <text:p>94.958</text:p>
          </table:table-cell>
          <table:table-cell office:value-type="percentage" office:value="0.87922445880631839" table:style-name="ce47">
            <text:p>87,9%</text:p>
          </table:table-cell>
          <table:table-cell office:value-type="float" office:value="63748" table:style-name="ce46">
            <text:p>63.748</text:p>
          </table:table-cell>
          <table:table-cell office:value-type="percentage" office:value="0.78371301065883137" table:style-name="ce47">
            <text:p>78,4%</text:p>
          </table:table-cell>
          <table:table-cell office:value-type="float" office:value="56736" table:style-name="ce46">
            <text:p>56.736</text:p>
          </table:table-cell>
          <table:table-cell office:value-type="percentage" office:value="0.8327975692456735" table:style-name="ce47">
            <text:p>83,3%</text:p>
          </table:table-cell>
          <table:table-cell office:value-type="float" office:value="49415" table:style-name="ce46">
            <text:p>49.415</text:p>
          </table:table-cell>
          <table:table-cell office:value-type="percentage" office:value="0.87633893736255941" table:style-name="ce47">
            <text:p>87,6%</text:p>
          </table:table-cell>
          <table:table-cell office:value-type="float" office:value="525189" table:style-name="ce46">
            <text:p>525.189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38932904908198" table:style-name="ce47">
            <text:p>90,3%</text:p>
          </table:table-cell>
          <table:table-cell office:value-type="percentage" office:value="0.79430033711586712" table:style-name="ce47">
            <text:p>79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34" table:style-name="ce46">
            <text:p>162.034</text:p>
          </table:table-cell>
          <table:table-cell office:value-type="percentage" office:value="1.0258562836340614" table:style-name="ce47">
            <text:p>102,6%</text:p>
          </table:table-cell>
          <table:table-cell office:value-type="float" office:value="212304" table:style-name="ce46">
            <text:p>212.304</text:p>
          </table:table-cell>
          <table:table-cell office:value-type="percentage" office:value="0.99635349937347772" table:style-name="ce47">
            <text:p>99,6%</text:p>
          </table:table-cell>
          <table:table-cell office:value-type="float" office:value="271656" table:style-name="ce46">
            <text:p>271.656</text:p>
          </table:table-cell>
          <table:table-cell office:value-type="percentage" office:value="0.96978784016792863" table:style-name="ce47">
            <text:p>97,0%</text:p>
          </table:table-cell>
          <table:table-cell office:value-type="float" office:value="321463" table:style-name="ce46">
            <text:p>321.463</text:p>
          </table:table-cell>
          <table:table-cell office:value-type="percentage" office:value="0.94554337499301422" table:style-name="ce47">
            <text:p>94,6%</text:p>
          </table:table-cell>
          <table:table-cell office:value-type="float" office:value="317775" table:style-name="ce46">
            <text:p>317.775</text:p>
          </table:table-cell>
          <table:table-cell office:value-type="percentage" office:value="0.87750909196344984" table:style-name="ce47">
            <text:p>87,8%</text:p>
          </table:table-cell>
          <table:table-cell office:value-type="float" office:value="200651" table:style-name="ce46">
            <text:p>200.651</text:p>
          </table:table-cell>
          <table:table-cell office:value-type="percentage" office:value="0.77012623636021693" table:style-name="ce47">
            <text:p>77,0%</text:p>
          </table:table-cell>
          <table:table-cell office:value-type="float" office:value="163007" table:style-name="ce46">
            <text:p>163.007</text:p>
          </table:table-cell>
          <table:table-cell office:value-type="percentage" office:value="0.80883126420355866" table:style-name="ce47">
            <text:p>80,9%</text:p>
          </table:table-cell>
          <table:table-cell office:value-type="float" office:value="146968" table:style-name="ce46">
            <text:p>146.968</text:p>
          </table:table-cell>
          <table:table-cell office:value-type="percentage" office:value="0.87166530253964869" table:style-name="ce47">
            <text:p>87,2%</text:p>
          </table:table-cell>
          <table:table-cell office:value-type="float" office:value="1795858" table:style-name="ce46">
            <text:p>1.795.85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519636904890921" table:style-name="ce47">
            <text:p>90,5%</text:p>
          </table:table-cell>
          <table:table-cell office:value-type="percentage" office:value="0.80876143434103254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3" table:style-name="ce46">
            <text:p>2.373</text:p>
          </table:table-cell>
          <table:table-cell office:value-type="percentage" office:value="0.91094049904030705" table:style-name="ce47">
            <text:p>91,1%</text:p>
          </table:table-cell>
          <table:table-cell office:value-type="float" office:value="3847" table:style-name="ce46">
            <text:p>3.847</text:p>
          </table:table-cell>
          <table:table-cell office:value-type="percentage" office:value="0.89092172301991668" table:style-name="ce47">
            <text:p>89,1%</text:p>
          </table:table-cell>
          <table:table-cell office:value-type="float" office:value="7531" table:style-name="ce46">
            <text:p>7.531</text:p>
          </table:table-cell>
          <table:table-cell office:value-type="percentage" office:value="0.95850833651520939" table:style-name="ce47">
            <text:p>95,9%</text:p>
          </table:table-cell>
          <table:table-cell office:value-type="float" office:value="10489" table:style-name="ce46">
            <text:p>10.489</text:p>
          </table:table-cell>
          <table:table-cell office:value-type="percentage" office:value="0.90766701280719975" table:style-name="ce47">
            <text:p>90,8%</text:p>
          </table:table-cell>
          <table:table-cell office:value-type="float" office:value="10990" table:style-name="ce46">
            <text:p>10.990</text:p>
          </table:table-cell>
          <table:table-cell office:value-type="percentage" office:value="0.86932447397563672" table:style-name="ce47">
            <text:p>86,9%</text:p>
          </table:table-cell>
          <table:table-cell office:value-type="float" office:value="8985" table:style-name="ce46">
            <text:p>8.985</text:p>
          </table:table-cell>
          <table:table-cell office:value-type="percentage" office:value="0.75542290230368248" table:style-name="ce47">
            <text:p>75,5%</text:p>
          </table:table-cell>
          <table:table-cell office:value-type="float" office:value="8652" table:style-name="ce46">
            <text:p>8.652</text:p>
          </table:table-cell>
          <table:table-cell office:value-type="percentage" office:value="0.78891219111881095" table:style-name="ce47">
            <text:p>78,9%</text:p>
          </table:table-cell>
          <table:table-cell office:value-type="float" office:value="7976" table:style-name="ce46">
            <text:p>7.976</text:p>
          </table:table-cell>
          <table:table-cell office:value-type="percentage" office:value="0.87398641244795094" table:style-name="ce47">
            <text:p>87,4%</text:p>
          </table:table-cell>
          <table:table-cell office:value-type="float" office:value="60843" table:style-name="ce46">
            <text:p>60.843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736630733460162" table:style-name="ce47">
            <text:p>85,7%</text:p>
          </table:table-cell>
          <table:table-cell office:value-type="percentage" office:value="0.72258378660839406" table:style-name="ce47">
            <text:p>7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9" table:style-name="ce46">
            <text:p>2.039</text:p>
          </table:table-cell>
          <table:table-cell office:value-type="percentage" office:value="0.86802894848871859" table:style-name="ce47">
            <text:p>86,8%</text:p>
          </table:table-cell>
          <table:table-cell office:value-type="float" office:value="3347" table:style-name="ce46">
            <text:p>3.347</text:p>
          </table:table-cell>
          <table:table-cell office:value-type="percentage" office:value="0.89300960512273209" table:style-name="ce47">
            <text:p>89,3%</text:p>
          </table:table-cell>
          <table:table-cell office:value-type="float" office:value="7252" table:style-name="ce46">
            <text:p>7.252</text:p>
          </table:table-cell>
          <table:table-cell office:value-type="percentage" office:value="0.92653634853711508" table:style-name="ce47">
            <text:p>92,7%</text:p>
          </table:table-cell>
          <table:table-cell office:value-type="float" office:value="9829" table:style-name="ce46">
            <text:p>9.829</text:p>
          </table:table-cell>
          <table:table-cell office:value-type="percentage" office:value="0.86989999114965921" table:style-name="ce47">
            <text:p>87,0%</text:p>
          </table:table-cell>
          <table:table-cell office:value-type="float" office:value="10252" table:style-name="ce46">
            <text:p>10.252</text:p>
          </table:table-cell>
          <table:table-cell office:value-type="percentage" office:value="0.85419096817197138" table:style-name="ce47">
            <text:p>85,4%</text:p>
          </table:table-cell>
          <table:table-cell office:value-type="float" office:value="8682" table:style-name="ce46">
            <text:p>8.682</text:p>
          </table:table-cell>
          <table:table-cell office:value-type="percentage" office:value="0.71556910904145721" table:style-name="ce47">
            <text:p>71,6%</text:p>
          </table:table-cell>
          <table:table-cell office:value-type="float" office:value="8582" table:style-name="ce46">
            <text:p>8.582</text:p>
          </table:table-cell>
          <table:table-cell office:value-type="percentage" office:value="0.71546477699041267" table:style-name="ce47">
            <text:p>71,5%</text:p>
          </table:table-cell>
          <table:table-cell office:value-type="float" office:value="7891" table:style-name="ce46">
            <text:p>7.891</text:p>
          </table:table-cell>
          <table:table-cell office:value-type="percentage" office:value="0.82421140589095465" table:style-name="ce47">
            <text:p>82,4%</text:p>
          </table:table-cell>
          <table:table-cell office:value-type="float" office:value="57874" table:style-name="ce46">
            <text:p>57.87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596571122421646" table:style-name="ce47">
            <text:p>81,6%</text:p>
          </table:table-cell>
          <table:table-cell office:value-type="percentage" office:value="0.66463778767972803" table:style-name="ce47">
            <text:p>66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3" table:style-name="ce49">
            <text:p>233</text:p>
          </table:table-cell>
          <table:table-cell office:value-type="string" table:style-name="ce50">
            <text:p>-</text:p>
          </table:table-cell>
          <table:table-cell office:value-type="float" office:value="732" table:style-name="ce49">
            <text:p>732</text:p>
          </table:table-cell>
          <table:table-cell office:value-type="string" table:style-name="ce50">
            <text:p>-</text:p>
          </table:table-cell>
          <table:table-cell office:value-type="float" office:value="1430" table:style-name="ce49">
            <text:p>1.430</text:p>
          </table:table-cell>
          <table:table-cell office:value-type="string" table:style-name="ce50">
            <text:p>-</text:p>
          </table:table-cell>
          <table:table-cell office:value-type="float" office:value="1686" table:style-name="ce49">
            <text:p>1.686</text:p>
          </table:table-cell>
          <table:table-cell office:value-type="string" table:style-name="ce50">
            <text:p>-</text:p>
          </table:table-cell>
          <table:table-cell office:value-type="float" office:value="1413" table:style-name="ce49">
            <text:p>1.413</text:p>
          </table:table-cell>
          <table:table-cell office:value-type="string" table:style-name="ce50">
            <text:p>-</text:p>
          </table:table-cell>
          <table:table-cell office:value-type="float" office:value="168" table:style-name="ce49">
            <text:p>168</text:p>
          </table:table-cell>
          <table:table-cell office:value-type="string" table:style-name="ce50">
            <text:p>-</text:p>
          </table:table-cell>
          <table:table-cell office:value-type="float" office:value="5730" table:style-name="ce49">
            <text:p>5.73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1434" table:style-name="ce53">
            <text:p>2.911.434</text:p>
          </table:table-cell>
          <table:table-cell office:value-type="percentage" office:value="1" table:style-name="ce54">
            <text:p>100,0%</text:p>
          </table:table-cell>
          <table:table-cell office:value-type="float" office:value="3927942" table:style-name="ce53">
            <text:p>3.927.942</text:p>
          </table:table-cell>
          <table:table-cell office:value-type="percentage" office:value="0.99189327394006888" table:style-name="ce54">
            <text:p>99,2%</text:p>
          </table:table-cell>
          <table:table-cell office:value-type="float" office:value="5218955" table:style-name="ce53">
            <text:p>5.218.955</text:p>
          </table:table-cell>
          <table:table-cell office:value-type="percentage" office:value="0.97788433396677454" table:style-name="ce54">
            <text:p>97,8%</text:p>
          </table:table-cell>
          <table:table-cell office:value-type="float" office:value="6644682" table:style-name="ce53">
            <text:p>6.644.682</text:p>
          </table:table-cell>
          <table:table-cell office:value-type="percentage" office:value="0.94474518810926189" table:style-name="ce54">
            <text:p>94,5%</text:p>
          </table:table-cell>
          <table:table-cell office:value-type="float" office:value="6926493" table:style-name="ce53">
            <text:p>6.926.493</text:p>
          </table:table-cell>
          <table:table-cell office:value-type="percentage" office:value="0.87768928437427651" table:style-name="ce54">
            <text:p>87,8%</text:p>
          </table:table-cell>
          <table:table-cell office:value-type="float" office:value="4847184" table:style-name="ce53">
            <text:p>4.847.184</text:p>
          </table:table-cell>
          <table:table-cell office:value-type="percentage" office:value="0.77798883956623677" table:style-name="ce54">
            <text:p>77,8%</text:p>
          </table:table-cell>
          <table:table-cell office:value-type="float" office:value="3935207" table:style-name="ce53">
            <text:p>3.935.207</text:p>
          </table:table-cell>
          <table:table-cell office:value-type="percentage" office:value="0.79585308536111832" table:style-name="ce54">
            <text:p>79,6%</text:p>
          </table:table-cell>
          <table:table-cell office:value-type="float" office:value="3309450" table:style-name="ce53">
            <text:p>3.309.450</text:p>
          </table:table-cell>
          <table:table-cell office:value-type="percentage" office:value="0.85104582884809932" table:style-name="ce54">
            <text:p>85,1%</text:p>
          </table:table-cell>
          <table:table-cell office:value-type="float" office:value="37721347" table:style-name="ce53">
            <text:p>37.721.34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557222065513231" table:style-name="ce54">
            <text:p>89,6%</text:p>
          </table:table-cell>
          <table:table-cell office:value-type="percentage" office:value="0.79495711294194338" table:style-name="ce54">
            <text:p>79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13T16:02:01Z</dc:date>
  </office:meta>
</office:document-meta>
</file>